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2" svg:font-family="Calibri"/>
    <style:font-face style:name="Times New Roman2" svg:font-family="'Times New Roman'"/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Cambria Math1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73cm" table:align="margins" style:writing-mode="lr-tb"/>
    </style:style>
    <style:style style:name="Таблица2.A" style:family="table-column">
      <style:table-column-properties style:column-width="0.799cm" style:rel-column-width="3103*"/>
    </style:style>
    <style:style style:name="Таблица2.B" style:family="table-column">
      <style:table-column-properties style:column-width="4.018cm" style:rel-column-width="15608*"/>
    </style:style>
    <style:style style:name="Таблица2.C" style:family="table-column">
      <style:table-column-properties style:column-width="4.018cm" style:rel-column-width="15607*"/>
    </style:style>
    <style:style style:name="Таблица2.E" style:family="table-column">
      <style:table-column-properties style:column-width="4.018cm" style:rel-column-width="15609*"/>
    </style:style>
    <style:style style:name="Таблица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E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2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343ab9" officeooo:paragraph-rsid="0002b93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343ab9" officeooo:paragraph-rsid="0004007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313594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fo:font-weight="normal" officeooo:rsid="00313594" officeooo:paragraph-rsid="0002b935" style:font-name-asian="Times New Roman3" style:font-size-asian="14pt" style:language-asian="en" style:country-asian="US" style:font-weight-asian="normal" style:font-name-complex="Times New Roman3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02b935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02b935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313594" officeooo:paragraph-rsid="0002b935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officeooo:rsid="0016006e" officeooo:paragraph-rsid="0002b935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18342e" officeooo:paragraph-rsid="0002b93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313594" officeooo:paragraph-rsid="0002b93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8342e" officeooo:paragraph-rsid="0002b9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371712" officeooo:paragraph-rsid="0002b93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343ab9" officeooo:paragraph-rsid="0002b93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343ab9" officeooo:paragraph-rsid="0004007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officeooo:rsid="0018342e" officeooo:paragraph-rsid="0002b935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18342e" officeooo:paragraph-rsid="0002b93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rsid="0025108a"/>
    </style:style>
    <style:style style:name="P35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36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37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38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9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044f62" officeooo:paragraph-rsid="0002b935" style:font-size-asian="14pt" style:font-size-complex="14pt"/>
    </style:style>
    <style:style style:name="P41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42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02b935" style:font-size-asian="14pt" style:font-size-complex="14pt"/>
    </style:style>
    <style:style style:name="P43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45" style:family="paragraph" style:parent-style-name="Table_20_Contents">
      <style:text-properties fo:font-size="14pt" officeooo:rsid="00177e80" officeooo:paragraph-rsid="0002b935" style:font-size-asian="14pt" style:font-size-complex="14pt"/>
    </style:style>
    <style:style style:name="P46" style:family="paragraph" style:parent-style-name="Table_20_Contents">
      <style:text-properties fo:font-size="14pt" officeooo:rsid="0018342e" officeooo:paragraph-rsid="0002b935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2dde4c" officeooo:paragraph-rsid="0002b935" style:font-size-asian="14pt" style:font-size-complex="14pt"/>
    </style:style>
    <style:style style:name="P48" style:family="paragraph" style:parent-style-name="Table_20_Contents">
      <style:text-properties fo:font-size="14pt" officeooo:rsid="002dde4c" officeooo:paragraph-rsid="0002b935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2fb8df" officeooo:paragraph-rsid="0002b935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71712" officeooo:paragraph-rsid="0002b935" style:font-size-asian="14pt" style:font-size-complex="14pt"/>
    </style:style>
    <style:style style:name="P51" style:family="paragraph" style:parent-style-name="Table_20_Contents">
      <style:text-properties fo:font-size="14pt" officeooo:rsid="00371712" officeooo:paragraph-rsid="0002b935" style:font-size-asian="14pt" style:font-size-complex="14pt"/>
    </style:style>
    <style:style style:name="P52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53" style:family="paragraph" style:parent-style-name="Table_20_Contents">
      <style:text-properties fo:font-size="14pt" officeooo:rsid="0047df0b" officeooo:paragraph-rsid="0002b935" style:font-size-asian="14pt" style:font-size-complex="14pt"/>
    </style:style>
    <style:style style:name="P54" style:family="paragraph" style:parent-style-name="Table_20_Contents">
      <style:text-properties fo:font-size="14pt" officeooo:rsid="00279415" officeooo:paragraph-rsid="0002b935" style:font-size-asian="14pt" style:font-size-complex="14pt"/>
    </style:style>
    <style:style style:name="P55" style:family="paragraph" style:parent-style-name="Table_20_Contents">
      <style:text-properties fo:font-size="14pt" officeooo:rsid="00450a3d" officeooo:paragraph-rsid="0002b935" style:font-size-asian="14pt" style:font-size-complex="14pt"/>
    </style:style>
    <style:style style:name="P56" style:family="paragraph" style:parent-style-name="Table_20_Contents">
      <style:text-properties fo:font-size="14pt" officeooo:rsid="0046c8a6" officeooo:paragraph-rsid="0002b935" style:font-size-asian="14pt" style:font-size-complex="14pt"/>
    </style:style>
    <style:style style:name="P57" style:family="paragraph" style:parent-style-name="Table_20_Contents">
      <style:text-properties fo:font-size="14pt" officeooo:paragraph-rsid="0002b935" style:font-size-asian="14pt" style:font-size-complex="14pt"/>
    </style:style>
    <style:style style:name="P58" style:family="paragraph" style:parent-style-name="Table_20_Contents">
      <style:text-properties style:font-name="Times New Roman" fo:font-size="14pt" fo:language="uk" fo:country="UA" officeooo:rsid="002fb8df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59" style:family="paragraph" style:parent-style-name="Table_20_Contents">
      <style:text-properties style:font-name="Times New Roman" fo:font-size="14pt" fo:language="uk" fo:country="UA" officeooo:rsid="00371712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60" style:family="paragraph" style:parent-style-name="Table_20_Contents">
      <style:text-properties style:font-name="Times New Roman" fo:font-size="14pt" fo:language="uk" fo:country="UA" officeooo:rsid="00450a3d" officeooo:paragraph-rsid="0002b9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61" style:family="paragraph" style:parent-style-name="Text_20_body">
      <style:text-properties fo:font-size="10pt" style:font-size-asian="10pt"/>
    </style:style>
    <style:style style:name="P62" style:family="paragraph" style:parent-style-name="Text_20_body">
      <style:paragraph-properties fo:line-height="4%"/>
      <style:text-properties fo:font-size="10pt" style:font-size-asian="10pt"/>
    </style:style>
    <style:style style:name="P63" style:family="paragraph" style:parent-style-name="Text_20_body">
      <style:text-properties fo:font-size="12pt" style:font-size-asian="12pt"/>
    </style:style>
    <style:style style:name="P64" style:family="paragraph" style:parent-style-name="Text_20_body">
      <style:text-properties fo:font-size="15pt" style:font-size-asian="15pt"/>
    </style:style>
    <style:style style:name="P65" style:family="paragraph" style:parent-style-name="Text_20_body">
      <style:text-properties fo:font-size="9pt" style:font-size-asian="9pt"/>
    </style:style>
    <style:style style:name="P6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6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70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1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2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73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4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5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6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77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78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79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80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13878"/>
    </style:style>
    <style:style style:name="P81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indent="0cm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612322"/>
      <style:paragraph-properties fo:text-align="center"/>
    </style:style>
    <style:style style:name="P9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letter-spacing="-0.005cm"/>
    </style:style>
    <style:style style:name="T2" style:family="text">
      <style:text-properties fo:font-size="12pt" style:font-size-asian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3594" style:font-weight-asian="bold" style:font-weight-complex="bold"/>
    </style:style>
    <style:style style:name="T5" style:family="text">
      <style:text-properties fo:font-weight="bold" officeooo:rsid="002c904f" style:font-weight-asian="bold" style:font-weight-complex="bold"/>
    </style:style>
    <style:style style:name="T6" style:family="text">
      <style:text-properties fo:letter-spacing="0.002cm"/>
    </style:style>
    <style:style style:name="T7" style:family="text">
      <style:text-properties fo:letter-spacing="-0.101cm"/>
    </style:style>
    <style:style style:name="T8" style:family="text">
      <style:text-properties fo:letter-spacing="-0.004cm"/>
    </style:style>
    <style:style style:name="T9" style:family="text">
      <style:text-properties fo:letter-spacing="-0.002cm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83ccb" style:font-style-asian="italic" style:font-style-complex="italic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fo:letter-spacing="-0.005cm" style:font-size-asian="14pt"/>
    </style:style>
    <style:style style:name="T14" style:family="text">
      <style:text-properties fo:font-size="14pt" fo:letter-spacing="-0.002cm" style:font-size-asian="14pt"/>
    </style:style>
    <style:style style:name="T15" style:family="text">
      <style:text-properties fo:font-size="14pt" fo:letter-spacing="-0.004cm" style:font-size-asian="14pt"/>
    </style:style>
    <style:style style:name="T16" style:family="text">
      <style:text-properties fo:font-size="14pt" fo:letter-spacing="-0.011cm" style:font-size-asian="14pt"/>
    </style:style>
    <style:style style:name="T17" style:family="text">
      <style:text-properties fo:font-size="14pt" fo:letter-spacing="-0.009cm" style:font-size-asian="14pt"/>
    </style:style>
    <style:style style:name="T18" style:family="text">
      <style:text-properties fo:font-size="14pt" fo:letter-spacing="-0.016cm" style:font-size-asian="14pt"/>
    </style:style>
    <style:style style:name="T19" style:family="text">
      <style:text-properties fo:font-size="14pt" fo:letter-spacing="-0.118cm" style:font-size-asian="14pt"/>
    </style:style>
    <style:style style:name="T20" style:family="text">
      <style:text-properties fo:font-size="14pt" fo:letter-spacing="0.002cm" style:font-size-asian="14pt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fb4d1" style:font-size-asian="14pt" style:font-weight-asian="normal" style:font-size-complex="14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13878"/>
    </style:style>
    <style:style style:name="T27" style:family="text">
      <style:text-properties style:text-underline-style="solid" style:text-underline-width="auto" style:text-underline-color="font-color" officeooo:rsid="0014e0de"/>
    </style:style>
    <style:style style:name="T28" style:family="text">
      <style:text-properties style:text-underline-style="solid" style:text-underline-width="auto" style:text-underline-color="font-color" officeooo:rsid="00071ce1"/>
    </style:style>
    <style:style style:name="T29" style:family="text">
      <style:text-properties style:text-underline-style="solid" style:text-underline-width="auto" style:text-underline-color="font-color" officeooo:rsid="002fb8df"/>
    </style:style>
    <style:style style:name="T30" style:family="text">
      <style:text-properties style:text-underline-style="solid" style:text-underline-width="auto" style:text-underline-color="font-color" officeooo:rsid="00313594"/>
    </style:style>
    <style:style style:name="T31" style:family="text">
      <style:text-properties fo:font-size="8pt" style:font-size-asian="8pt"/>
    </style:style>
    <style:style style:name="T32" style:family="text">
      <style:text-properties fo:font-size="8pt" fo:letter-spacing="-0.009cm" style:font-size-asian="8pt"/>
    </style:style>
    <style:style style:name="T33" style:family="text">
      <style:text-properties fo:font-size="8pt" fo:letter-spacing="-0.007cm" style:font-size-asian="8pt"/>
    </style:style>
    <style:style style:name="T34" style:family="text">
      <style:text-properties fo:font-size="8pt" fo:letter-spacing="-0.005cm" style:font-size-asian="8pt"/>
    </style:style>
    <style:style style:name="T35" style:family="text">
      <style:text-properties fo:font-size="8pt" fo:letter-spacing="-0.002cm" style:font-size-asian="8pt"/>
    </style:style>
    <style:style style:name="T36" style:family="text">
      <style:text-properties fo:letter-spacing="0.099cm"/>
    </style:style>
    <style:style style:name="T37" style:family="text">
      <style:text-properties fo:letter-spacing="0.097cm"/>
    </style:style>
    <style:style style:name="T38" style:family="text">
      <style:text-properties officeooo:rsid="002c904f"/>
    </style:style>
    <style:style style:name="T39" style:family="text">
      <style:text-properties officeooo:rsid="00071ce1"/>
    </style:style>
    <style:style style:name="T40" style:family="text">
      <style:text-properties officeooo:rsid="0018342e"/>
    </style:style>
    <style:style style:name="T41" style:family="text">
      <style:text-properties officeooo:rsid="002fb8df"/>
    </style:style>
    <style:style style:name="T42" style:family="text">
      <style:text-properties fo:language="uk" fo:country="UA" style:font-name-asian="Times New Roman3" style:language-asian="en" style:country-asian="US" style:font-name-complex="Times New Roman3" style:language-complex="ar" style:country-complex="SA"/>
    </style:style>
    <style:style style:name="T43" style:family="text">
      <style:text-properties fo:language="uk" fo:country="UA" officeooo:rsid="002dde4c" style:font-name-asian="Times New Roman3" style:language-asian="en" style:country-asian="US" style:font-name-complex="Times New Roman3" style:language-complex="ar" style:country-complex="SA"/>
    </style:style>
    <style:style style:name="T44" style:family="text">
      <style:text-properties fo:language="uk" fo:country="UA" officeooo:rsid="00371712" style:font-name-asian="Times New Roman3" style:language-asian="en" style:country-asian="US" style:font-name-complex="Times New Roman3" style:language-complex="ar" style:country-complex="SA"/>
    </style:style>
    <style:style style:name="T45" style:family="text">
      <style:text-properties fo:language="uk" fo:country="UA" officeooo:rsid="002fb8df" style:font-name-asian="Times New Roman3" style:language-asian="en" style:country-asian="US" style:font-name-complex="Times New Roman3" style:language-complex="ar" style:country-complex="SA"/>
    </style:style>
    <style:style style:name="T46" style:family="text">
      <style:text-properties fo:language="uk" fo:country="UA" officeooo:rsid="003b108d" style:font-name-asian="Times New Roman3" style:language-asian="en" style:country-asian="US" style:font-name-complex="Times New Roman3" style:language-complex="ar" style:country-complex="SA"/>
    </style:style>
    <style:style style:name="T47" style:family="text">
      <style:text-properties fo:language="uk" fo:country="UA" officeooo:rsid="00177e80" style:font-name-asian="Times New Roman3" style:language-asian="en" style:country-asian="US" style:font-name-complex="Times New Roman3" style:language-complex="ar" style:country-complex="SA"/>
    </style:style>
    <style:style style:name="T48" style:family="text">
      <style:text-properties fo:language="uk" fo:country="UA" officeooo:rsid="00313594" style:font-name-asian="Times New Roman3" style:language-asian="en" style:country-asian="US" style:font-name-complex="Times New Roman3" style:language-complex="ar" style:country-complex="SA"/>
    </style:style>
    <style:style style:name="T49" style:family="text">
      <style:text-properties fo:language="uk" fo:country="UA" fo:font-weight="bold" officeooo:rsid="00313594" style:font-name-asian="Times New Roman3" style:language-asian="en" style:country-asian="US" style:font-weight-asian="bold" style:font-name-complex="Times New Roman3" style:language-complex="ar" style:country-complex="SA" style:font-weight-complex="bold"/>
    </style:style>
    <style:style style:name="T50" style:family="text">
      <style:text-properties fo:language="uk" fo:country="UA" fo:font-style="italic" style:font-name-asian="Times New Roman3" style:language-asian="en" style:country-asian="US" style:font-style-asian="italic" style:font-name-complex="Times New Roman3" style:language-complex="ar" style:country-complex="SA" style:font-style-complex="italic"/>
    </style:style>
    <style:style style:name="T51" style:family="text">
      <style:text-properties fo:language="uk" fo:country="UA" fo:font-style="italic" officeooo:rsid="002fb8df" style:font-name-asian="Times New Roman3" style:language-asian="en" style:country-asian="US" style:font-style-asian="italic" style:font-name-complex="Times New Roman3" style:language-complex="ar" style:country-complex="SA" style:font-style-complex="italic"/>
    </style:style>
    <style:style style:name="T52" style:family="text">
      <style:text-properties fo:language="uk" fo:country="UA" fo:font-style="italic" officeooo:rsid="00383ccb" style:font-name-asian="Times New Roman3" style:language-asian="en" style:country-asian="US" style:font-style-asian="italic" style:font-name-complex="Times New Roman3" style:language-complex="ar" style:country-complex="SA" style:font-style-complex="italic"/>
    </style:style>
    <style:style style:name="T53" style:family="text">
      <style:text-properties officeooo:rsid="00383ccb"/>
    </style:style>
    <style:style style:name="T54" style:family="text">
      <style:text-properties officeooo:rsid="00371712"/>
    </style:style>
    <style:style style:name="T55" style:family="text">
      <style:text-properties officeooo:rsid="0031359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fb8df" style:font-weight-asian="normal" style:font-weight-complex="normal"/>
    </style:style>
    <style:style style:name="T58" style:family="text">
      <style:text-properties fo:font-weight="normal" officeooo:rsid="00313594" style:font-weight-asian="normal" style:font-weight-complex="normal"/>
    </style:style>
    <style:style style:name="T59" style:family="text">
      <style:text-properties fo:font-weight="normal" officeooo:rsid="00375afe" style:font-weight-asian="normal" style:font-weight-complex="normal"/>
    </style:style>
    <style:style style:name="T60" style:family="text">
      <style:text-properties officeooo:rsid="00375afe"/>
    </style:style>
    <style:style style:name="T61" style:family="text">
      <style:text-properties officeooo:rsid="0027327e"/>
    </style:style>
    <style:style style:name="T62" style:family="text">
      <style:text-properties officeooo:rsid="003fb4d1"/>
    </style:style>
    <style:style style:name="T63" style:family="text">
      <style:text-properties officeooo:rsid="00450a3d"/>
    </style:style>
    <style:style style:name="T64" style:family="text">
      <style:text-properties officeooo:rsid="0046c8a6"/>
    </style:style>
    <style:style style:name="T65" style:family="text">
      <style:text-properties officeooo:rsid="0047df0b"/>
    </style:style>
    <style:style style:name="T66" style:family="text">
      <style:text-properties officeooo:rsid="0025108a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8cm" fo:min-width="2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4" style:family="graphic">
      <style:graphic-properties draw:stroke="solid" draw:stroke-dash="Dashed_20__28_var_29__20_2" svg:stroke-width="0.028cm" svg:stroke-color="#000000" draw:marker-start="" draw:marker-start-width="0.198cm" draw:marker-start-center="false" draw:marker-end="Arrowheads_20_8" draw:marker-end-width="0.296cm" draw:marker-end-center="false" draw:fill="none" draw:fill-color="#ffffff" draw:textarea-horizontal-align="justify" fo:padding-top="0.123cm" fo:padding-bottom="0.123cm" fo:padding-left="0.249cm" fo:padding-right="0.249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8cm" fo:min-width="2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8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8cm" fo:min-width="2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8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6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7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86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8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9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05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98cm" fo:min-width="4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0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p text:style-name="P35"><text:span text:style-name="T12">Міністерство</text:span><text:span text:style-name="T15"> </text:span><text:span text:style-name="T12">освіти</text:span><text:span text:style-name="T17"> </text:span><text:span text:style-name="T12">і</text:span><text:span text:style-name="T15"> </text:span><text:span text:style-name="T12">науки</text:span><text:span text:style-name="T13"> </text:span><text:span text:style-name="T12">України</text:span></text:p>
      <text:p text:style-name="P36"><text:span text:style-name="T12">Національний</text:span><text:span text:style-name="T16"> </text:span><text:span text:style-name="T12">технічний</text:span><text:span text:style-name="T16"> </text:span><text:span text:style-name="T12">університет</text:span><text:span text:style-name="T18"> </text:span><text:span text:style-name="T12">України</text:span><text:span text:style-name="T16"> </text:span><text:span text:style-name="T12">«Київський</text:span><text:span text:style-name="T16"> </text:span><text:span text:style-name="T12">політехнічний</text:span><text:span text:style-name="T19"> </text:span><text:span text:style-name="T12">інститут</text:span><text:span text:style-name="T15"> </text:span><text:span text:style-name="T12">імені</text:span><text:span text:style-name="T20"> </text:span><text:span text:style-name="T12">Ігоря</text:span><text:span text:style-name="T13"> </text:span><text:span text:style-name="T12">Сікорського"</text:span></text:p>
      <text:p text:style-name="P37"><text:span text:style-name="T12">Факультет інформатики та обчислювальної техніки</text:span><text:span text:style-name="T19"> </text:span><text:span text:style-name="T12">Кафедра</text:span><text:span text:style-name="T15"> </text:span><text:span text:style-name="T12">інформатики та</text:span><text:span text:style-name="T15"> </text:span><text:span text:style-name="T12">програмної інженерії</text:span></text:p>
      <text:p text:style-name="P64"/>
      <text:p text:style-name="P75"/>
      <text:p text:style-name="P76">Звіт</text:p>
      <text:p text:style-name="P63"/>
      <text:p text:style-name="P77">з<text:span text:style-name="T9"> </text:span>лабораторної<text:span text:style-name="T9"> </text:span>роботи<text:span text:style-name="T36"> </text:span>№<text:span text:style-name="T8"> </text:span>1 з<text:span text:style-name="T6"> </text:span>дисципліни</text:p>
      <text:p text:style-name="P78">«Алгоритми<text:span text:style-name="T9"> </text:span>та<text:span text:style-name="T9"> </text:span>структури<text:span text:style-name="T9"> </text:span>даних-1.</text:p>
      <text:p text:style-name="P77">Основи<text:span text:style-name="T1"> </text:span>алгоритмізації»</text:p>
      <text:p text:style-name="P79"/>
      <text:p text:style-name="P80">«Дослідження алгоритмів <text:span text:style-name="T38">розгалуження</text:span>»<text:span text:style-name="T7"> </text:span>Варіант<text:span text:style-name="T25"> </text:span><text:span text:style-name="T26">8</text:span><text:span text:style-name="T25"><text:tab/>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2"/>
      <text:p text:style-name="P71">Виконав<text:span text:style-name="T37"> </text:span>студент<text:tab/><text:span text:style-name="T25"> </text:span><text:span text:style-name="T27">ІП-12 Волков Вадим Всеволодович</text:span><text:span text:style-name="T25"><text:tab/></text:span></text:p>
      <text:p text:style-name="P38"><text:span text:style-name="T31">(шифр,</text:span><text:span text:style-name="T32"> </text:span><text:span text:style-name="T31">прізвище,</text:span><text:span text:style-name="T33"> </text:span><text:span text:style-name="T31">ім'я,</text:span><text:span text:style-name="T34"> </text:span><text:span text:style-name="T31">по</text:span><text:span text:style-name="T35"> </text:span><text:span text:style-name="T31">батькові)</text:span></text:p>
      <text:p text:style-name="P65"/>
      <text:p text:style-name="P65"/>
      <text:p text:style-name="P74"/>
      <text:p text:style-name="P70">Перевірив<text:tab/><text:span text:style-name="T25"> <text:tab/></text:span></text:p>
      <text:p text:style-name="P39"><text:span text:style-name="T31">(</text:span><text:span text:style-name="T32"> </text:span><text:span text:style-name="T31">прізвище,</text:span><text:span text:style-name="T33"> </text:span><text:span text:style-name="T31">ім'я,</text:span><text:span text:style-name="T34"> </text:span><text:span text:style-name="T31">по</text:span><text:span text:style-name="T34"> </text:span><text:span text:style-name="T31">батькові)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3"/>
      <text:p text:style-name="P81">Київ 202<text:span text:style-name="T25"> </text:span><text:span text:style-name="T26">1</text:span><text:span text:style-name="T25"><text:tab/></text:span></text:p>
      <text:p text:style-name="P81"/>
      <text:p text:style-name="P66"/>
      <text:p text:style-name="P40"><text:span text:style-name="T3"/></text:p>
      <text:p text:style-name="P6"><text:span text:style-name="T3">Лабораторна робота </text:span><text:span text:style-name="T5">2</text:span></text:p>
      <text:p text:style-name="P3">Дослідження алгоритмів <text:span text:style-name="T38">розгалуження</text:span></text:p>
      <text:p text:style-name="P4"/>
      <text:p text:style-name="P5"><text:span text:style-name="T3">Мета</text:span> – дослідити подання керувальної дії чергування у вигляді умовної та альтернативної форм та набути практичних навичок їх використання під час складання програмних специфікацій.</text:p>
      <text:p text:style-name="P4"/>
      <text:p text:style-name="P15"><text:span text:style-name="T28">Задача 8.</text:span><text:span text:style-name="T39"> Задані дійсні числа а, b, с. З’ясувати, чи існує серед них хоча б одна пара, що дає у </text:span>сумі парне число.</text:p>
      <text:p text:style-name="P41"/>
      <text:p text:style-name="P16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555738813648">
          <table:table-cell table:style-name="Таблица1.A1" office:value-type="string">
            <text:p text:style-name="P44">Змінна</text:p>
          </table:table-cell>
          <table:table-cell table:style-name="Таблица1.A1" office:value-type="string">
            <text:p text:style-name="P44">Тип</text:p>
          </table:table-cell>
          <table:table-cell table:style-name="Таблица1.A1" office:value-type="string">
            <text:p text:style-name="P44">Ім’я</text:p>
          </table:table-cell>
          <table:table-cell table:style-name="Таблица1.D1" office:value-type="string">
            <text:p text:style-name="P44">Призначення</text:p>
          </table:table-cell>
        </table:table-row>
        <table:table-row table:style-name="TableLine94555748918672">
          <table:table-cell table:style-name="Таблица1.A4" office:value-type="string">
            <text:p text:style-name="P46">Вхідне число A</text:p>
          </table:table-cell>
          <table:table-cell table:style-name="Таблица1.B2" office:value-type="string">
            <text:p text:style-name="P58">Дійсне</text:p>
          </table:table-cell>
          <table:table-cell table:style-name="Таблица1.C4" office:value-type="string">
            <text:p text:style-name="P44">A</text:p>
          </table:table-cell>
          <table:table-cell table:style-name="Таблица1.D2" office:value-type="string">
            <text:p text:style-name="P45">Початкове дане</text:p>
          </table:table-cell>
        </table:table-row>
        <table:table-row table:style-name="TableLine94555697745488">
          <table:table-cell table:style-name="Таблица1.A4" office:value-type="string">
            <text:p text:style-name="P46">Вхідне число B</text:p>
          </table:table-cell>
          <table:table-cell table:style-name="Таблица1.B3" office:value-type="string">
            <text:p text:style-name="P58">Дійсне</text:p>
          </table:table-cell>
          <table:table-cell table:style-name="Таблица1.C4" office:value-type="string">
            <text:p text:style-name="P44">B</text:p>
          </table:table-cell>
          <table:table-cell table:style-name="Таблица1.D3" office:value-type="string">
            <text:p text:style-name="P45">Початкове дане</text:p>
          </table:table-cell>
        </table:table-row>
        <table:table-row table:style-name="TableLine94555793106544">
          <table:table-cell table:style-name="Таблица1.A4" office:value-type="string">
            <text:p text:style-name="P48">Вхідне число C</text:p>
          </table:table-cell>
          <table:table-cell table:style-name="Таблица1.B4" office:value-type="string">
            <text:p text:style-name="P58">Дійсне</text:p>
          </table:table-cell>
          <table:table-cell table:style-name="Таблица1.C4" office:value-type="string">
            <text:p text:style-name="P47">C</text:p>
          </table:table-cell>
          <table:table-cell table:style-name="Таблица1.D4" office:value-type="string">
            <text:p text:style-name="P48">Початкове дане</text:p>
          </table:table-cell>
        </table:table-row>
        <table:table-row table:style-name="TableLine94555811701248">
          <table:table-cell table:style-name="Таблица1.A5" office:value-type="string">
            <text:p text:style-name="P48">Сума A і B</text:p>
          </table:table-cell>
          <table:table-cell table:style-name="Таблица1.B5" office:value-type="string">
            <text:p text:style-name="P58">Дійсне</text:p>
          </table:table-cell>
          <table:table-cell table:style-name="Таблица1.C5" office:value-type="string">
            <text:p text:style-name="P47">SumAB</text:p>
          </table:table-cell>
          <table:table-cell table:style-name="Таблица1.D5" office:value-type="string">
            <text:p text:style-name="P45"><text:span text:style-name="T40">Тимчасова</text:span> змінна</text:p>
          </table:table-cell>
        </table:table-row>
        <table:table-row table:style-name="TableLine94555749049344">
          <table:table-cell table:style-name="Таблица1.A6" office:value-type="string">
            <text:p text:style-name="P48">Сума <text:span text:style-name="T41">B і C</text:span></text:p>
          </table:table-cell>
          <table:table-cell table:style-name="Таблица1.B6" office:value-type="string">
            <text:p text:style-name="P58">Дійсне</text:p>
          </table:table-cell>
          <table:table-cell table:style-name="Таблица1.C6" office:value-type="string">
            <text:p text:style-name="P49">SumBC</text:p>
          </table:table-cell>
          <table:table-cell table:style-name="Таблица1.D6" office:value-type="string">
            <text:p text:style-name="P45"><text:span text:style-name="T40">Тимчасова</text:span> змінна</text:p>
          </table:table-cell>
        </table:table-row>
        <table:table-row table:style-name="TableLine94555744979488">
          <table:table-cell table:style-name="Таблица1.A7" office:value-type="string">
            <text:p text:style-name="P48">Сума <text:span text:style-name="T41">A і C</text:span></text:p>
          </table:table-cell>
          <table:table-cell table:style-name="Таблица1.B7" office:value-type="string">
            <text:p text:style-name="P58">Дійсне</text:p>
          </table:table-cell>
          <table:table-cell table:style-name="Таблица1.C7" office:value-type="string">
            <text:p text:style-name="P49">SumAC</text:p>
          </table:table-cell>
          <table:table-cell table:style-name="Таблица1.D7" office:value-type="string">
            <text:p text:style-name="P45"><text:span text:style-name="T40">Тимчасова</text:span> змінна</text:p>
          </table:table-cell>
        </table:table-row>
        <table:table-row table:style-name="TableLine94555739930624">
          <table:table-cell table:style-name="Таблица1.A8" office:value-type="string">
            <text:p text:style-name="P51">Результат</text:p>
          </table:table-cell>
          <table:table-cell table:style-name="Таблица1.B8" office:value-type="string">
            <text:p text:style-name="P59">Логічне</text:p>
          </table:table-cell>
          <table:table-cell table:style-name="Таблица1.C8" office:value-type="string">
            <text:p text:style-name="P50">Res</text:p>
          </table:table-cell>
          <table:table-cell table:style-name="Таблица1.D8" office:value-type="string">
            <text:p text:style-name="P51">Результат</text:p>
          </table:table-cell>
        </table:table-row>
      </table:table>
      <text:p text:style-name="P17"><text:span text:style-name="T43">Задачею є </text:span><text:span text:style-name="T44">перевірка</text:span><text:span text:style-name="T43"> чи є хоча б одна пара </text:span><text:span text:style-name="T44">дійсних </text:span><text:span text:style-name="T43">вхідних чисел A, B і C, сумма якої є непарною</text:span><text:span text:style-name="T45">. Для цього потрібно додати всі 3 можливі комбінації вхідних чисел і перевірити їх на парність за допомогою дії остачі від ділення. </text:span><text:span text:style-name="T46">Якщо остача від ділення на 2 дорівнюе 0, то число парне.</text:span></text:p>
      <text:p text:style-name="P42"/>
      <text:p text:style-name="P21">Розв’яз<text:span text:style-name="T47">ання</text:span></text:p>
      <text:p text:style-name="P12">Програмні специфікації запишемо у псевдокоді та графічній формі у вигляді блоксхеми.</text:p>
      <text:p text:style-name="P43"/>
      <text:p text:style-name="P20"><text:span text:style-name="T10">Крок 1.</text:span> Визнчимо основні дії.</text:p>
      <text:p text:style-name="P20"><text:span text:style-name="T10">Крок </text:span><text:span text:style-name="T11">2</text:span><text:span text:style-name="T10">.</text:span> Деталізуємо дію суми.</text:p>
      <text:p text:style-name="P20"><text:span text:style-name="T10">Крок </text:span><text:span text:style-name="T11">3</text:span><text:span text:style-name="T10">.</text:span> Деталізуємо дію <text:span text:style-name="T45">перевірки числа на парність.</text:span></text:p>
      <text:p text:style-name="P20"><text:span text:style-name="T10">Крок </text:span><text:span text:style-name="T11">4</text:span><text:span text:style-name="T10">.</text:span> Деталізуємо дію суми.</text:p>
      <text:p text:style-name="P20"><text:span text:style-name="T51">Крок </text:span><text:span text:style-name="T52">5</text:span><text:span text:style-name="T51">.</text:span><text:span text:style-name="T45"> Деталізуємо дію перевірки числа на парність.</text:span></text:p>
      <text:p text:style-name="P20"><text:span text:style-name="T50">Крок </text:span><text:span text:style-name="T52">6</text:span><text:span text:style-name="T50">.</text:span><text:span text:style-name="T42"> Деталізуємо дію суми.</text:span></text:p>
      <text:p text:style-name="P20"><text:span text:style-name="T51">Крок </text:span><text:span text:style-name="T52">7</text:span><text:span text:style-name="T51">.</text:span><text:span text:style-name="T45"> Деталізуємо дію перевірки числа на парність.</text:span></text:p>
      <text:p text:style-name="P7">Псевдокод</text:p>
      <text:p text:style-name="P18"/>
      <text:p text:style-name="P18">крок <text:span text:style-name="T53">1</text:span></text:p>
      <text:p text:style-name="P23">початок</text:p>
      <text:p text:style-name="P25"><text:s text:c="4"/><text:span text:style-name="T54">введення A, B і C</text:span></text:p>
      <text:p text:style-name="P32"><text:s text:c="4"/><text:span text:style-name="T25">обчислення суми Sum</text:span><text:span text:style-name="T29">AB</text:span></text:p>
      <text:p text:style-name="P18"><text:s text:c="4"/><text:span text:style-name="T55">перевірка SumAB на парність </text:span><text:span text:style-name="T54">і задання Res на True</text:span></text:p>
      <text:p text:style-name="P32"><text:s text:c="4"/>обчислення суми Sum<text:span text:style-name="T55">BC</text:span></text:p>
      <text:p text:style-name="P18"><text:s text:c="4"/><text:span text:style-name="T55">перевірка SumBC на парність </text:span><text:span text:style-name="T54">і задання Res на True</text:span></text:p>
      <text:p text:style-name="P33"><text:s text:c="4"/>обчислення суми Sum<text:span text:style-name="T55">AC</text:span></text:p>
      <text:p text:style-name="P18"><text:s text:c="4"/><text:span text:style-name="T55">перевірка SumAC на парність </text:span><text:span text:style-name="T54">і задання Res на True</text:span></text:p>
      <text:p text:style-name="P18"><text:s text:c="4"/><text:span text:style-name="T54">виведення Res</text:span></text:p>
      <text:p text:style-name="P23">кінець</text:p>
      <text:p text:style-name="P23"/>
      <text:p text:style-name="P23"/>
      <text:p text:style-name="P23"/>
      <text:p text:style-name="P18">крок <text:span text:style-name="T53">2</text:span></text:p>
      <text:p text:style-name="P23">початок</text:p>
      <text:p text:style-name="P25"><text:s text:c="4"/><text:span text:style-name="T54">введення A, B і C</text:span></text:p>
      <text:p text:style-name="P18"><text:span text:style-name="T56"><text:s text:c="4"/>Sum</text:span><text:span text:style-name="T57">AB</text:span><text:span text:style-name="T56"> := A + B</text:span></text:p>
      <text:p text:style-name="P18"><text:s text:c="4"/><text:span text:style-name="T30">перевірка SumAB на парність</text:span></text:p>
      <text:p text:style-name="P32"><text:s text:c="4"/>обчислення суми Sum<text:span text:style-name="T55">BC</text:span></text:p>
      <text:p text:style-name="P18"><text:s text:c="4"/><text:span text:style-name="T55">перевірка SumBC на парність</text:span></text:p>
      <text:p text:style-name="P33"><text:s text:c="4"/>обчислення суми Sum<text:span text:style-name="T55">AC</text:span></text:p>
      <text:p text:style-name="P18"><text:s text:c="4"/><text:span text:style-name="T55">перевірка SumAC на парність</text:span></text:p>
      <text:p text:style-name="P18"><text:s text:c="4"/><text:span text:style-name="T54">виведення Res</text:span></text:p>
      <text:p text:style-name="P23">кінець</text:p>
      <text:p text:style-name="P18"/>
      <text:p text:style-name="P18"/>
      <text:p text:style-name="P18">крок <text:span text:style-name="T53">3</text:span></text:p>
      <text:p text:style-name="P23">початок</text:p>
      <text:p text:style-name="P25"><text:s text:c="4"/><text:span text:style-name="T54">введення A, B і C</text:span></text:p>
      <text:p text:style-name="P18"><text:span text:style-name="T56"><text:s text:c="4"/>Sum</text:span><text:span text:style-name="T57">AB</text:span><text:span text:style-name="T56"> </text:span><text:span text:style-name="T58">:</text:span><text:span text:style-name="T56">= A + B</text:span></text:p>
      <text:p text:style-name="P18"><text:s text:c="4"/><text:span text:style-name="T49">якщо</text:span><text:span text:style-name="T48"> SumAB mod 2 = 0</text:span></text:p>
      <text:p text:style-name="P18"><text:span text:style-name="T48"><text:s text:c="8"/></text:span><text:span text:style-name="T49">то</text:span></text:p>
      <text:p text:style-name="P13"><text:s text:c="12"/><text:span text:style-name="T60">Res := True</text:span></text:p>
      <text:p text:style-name="P18"><text:span text:style-name="T48"><text:s text:c="8"/></text:span><text:span text:style-name="T49">інакше</text:span></text:p>
      <text:p text:style-name="P32"><text:s text:c="12"/><text:span text:style-name="T25">обчислення суми Sum</text:span><text:span text:style-name="T30">BC</text:span></text:p>
      <text:p text:style-name="P18"><text:s text:c="12"/><text:span text:style-name="T55">перевірка SumBC на парність</text:span></text:p>
      <text:p text:style-name="P33"><text:s text:c="12"/>обчислення суми Sum<text:span text:style-name="T55">AC</text:span></text:p>
      <text:p text:style-name="P18"><text:s text:c="12"/><text:span text:style-name="T55">перевірка SumAC на парність</text:span></text:p>
      <text:p text:style-name="P24"><text:s text:c="4"/>все якщо</text:p>
      <text:p text:style-name="P25"><text:s text:c="4"/><text:span text:style-name="T54">виведення Res</text:span></text:p>
      <text:p text:style-name="P23">кінець</text:p>
      <text:p text:style-name="P7">крок <text:span text:style-name="T53">4</text:span></text:p>
      <text:p text:style-name="P23">початок</text:p>
      <text:p text:style-name="P26"><text:s text:c="4"/>введення A, B і C</text:p>
      <text:p text:style-name="P25"><text:s text:c="4"/>Sum<text:span text:style-name="T41">AB</text:span> <text:span text:style-name="T55">:</text:span>= A + B</text:p>
      <text:p text:style-name="P18"><text:s text:c="4"/><text:span text:style-name="T49">якщо</text:span><text:span text:style-name="T48"> SumAB mod 2 = 0</text:span></text:p>
      <text:p text:style-name="P18"><text:span text:style-name="T48"><text:s text:c="8"/></text:span><text:span text:style-name="T49">то</text:span></text:p>
      <text:p text:style-name="P14"><text:s text:c="12"/><text:span text:style-name="T60">Res := True</text:span></text:p>
      <text:p text:style-name="P18"><text:span text:style-name="T48"><text:s text:c="8"/></text:span><text:span text:style-name="T49">інакше</text:span></text:p>
      <text:p text:style-name="P32"><text:s text:c="12"/>Sum<text:span text:style-name="T55">BC := B + C</text:span></text:p>
      <text:p text:style-name="P18"><text:s text:c="12"/><text:span text:style-name="T30">перевірка SumBC на парність</text:span></text:p>
      <text:p text:style-name="P33"><text:s text:c="12"/>обчислення суми Sum<text:span text:style-name="T55">AC</text:span></text:p>
      <text:p text:style-name="P18"><text:s text:c="12"/><text:span text:style-name="T55">перевірка SumAC на парність</text:span></text:p>
      <text:p text:style-name="P19"><text:s text:c="4"/><text:span text:style-name="T3">все якщо</text:span></text:p>
      <text:p text:style-name="P25"><text:s text:c="4"/><text:span text:style-name="T54">виведення Res</text:span></text:p>
      <text:p text:style-name="P23">кінець</text:p>
      <text:p text:style-name="P18"/>
      <text:p text:style-name="P18"/>
      <text:p text:style-name="P18"/>
      <text:p text:style-name="P18">крок <text:span text:style-name="T53">5</text:span></text:p>
      <text:p text:style-name="P23">початок</text:p>
      <text:p text:style-name="P26"><text:s text:c="4"/>введення A, B і C</text:p>
      <text:p text:style-name="P18"><text:span text:style-name="T56"><text:s text:c="4"/>Sum</text:span><text:span text:style-name="T57">AB</text:span><text:span text:style-name="T56"> </text:span><text:span text:style-name="T58">:</text:span><text:span text:style-name="T56">= A + B</text:span></text:p>
      <text:p text:style-name="P18"><text:s text:c="4"/><text:span text:style-name="T49">якщо</text:span><text:span text:style-name="T48"> SumAB mod 2 = 0</text:span></text:p>
      <text:p text:style-name="P18"><text:span text:style-name="T48"><text:s text:c="8"/></text:span><text:span text:style-name="T49">то</text:span></text:p>
      <text:p text:style-name="P13"><text:s text:c="12"/><text:span text:style-name="T59">Res := True</text:span></text:p>
      <text:p text:style-name="P18"><text:span text:style-name="T48"><text:s text:c="8"/></text:span><text:span text:style-name="T49">інакше</text:span></text:p>
      <text:p text:style-name="P32"><text:s text:c="12"/>Sum<text:span text:style-name="T55">BC := B + C</text:span></text:p>
      <text:p text:style-name="P18"><text:s text:c="12"/><text:span text:style-name="T49">якщо</text:span><text:span text:style-name="T48"> SumAB mod 2 = 0</text:span></text:p>
      <text:p text:style-name="P18"><text:span text:style-name="T48"><text:s text:c="16"/></text:span><text:span text:style-name="T49">то</text:span></text:p>
      <text:p text:style-name="P13"><text:s text:c="20"/><text:span text:style-name="T59">Res := True</text:span></text:p>
      <text:p text:style-name="P18"><text:span text:style-name="T48"><text:s text:c="16"/></text:span><text:span text:style-name="T49">інакше</text:span></text:p>
      <text:p text:style-name="P33"><text:s text:c="20"/><text:span text:style-name="T25">обчислення суми Sum</text:span><text:span text:style-name="T30">AC</text:span></text:p>
      <text:p text:style-name="P18"><text:s text:c="20"/><text:span text:style-name="T55">перевірка SumAC на парність</text:span></text:p>
      <text:p text:style-name="P18"><text:s text:c="12"/><text:span text:style-name="T4">все якщо</text:span></text:p>
      <text:p text:style-name="P19"><text:s text:c="4"/><text:span text:style-name="T3">все якщо</text:span></text:p>
      <text:p text:style-name="P25"><text:s text:c="4"/><text:span text:style-name="T54">виведення Res</text:span></text:p>
      <text:p text:style-name="P23">кінець</text:p>
      <text:p text:style-name="P69">крок 6</text:p>
      <text:p text:style-name="P68">початок</text:p>
      <text:p text:style-name="P67"><text:s text:c="4"/>введення A, B і C</text:p>
      <text:p text:style-name="P67"><text:s text:c="4"/>SumAB := A + B</text:p>
      <text:p text:style-name="P67"><text:s text:c="4"/><text:span text:style-name="T3">якщо</text:span> SumAB mod 2 = 0</text:p>
      <text:p text:style-name="P67"><text:s text:c="8"/><text:span text:style-name="T3">то</text:span></text:p>
      <text:p text:style-name="P67"><text:s text:c="12"/>Res := True</text:p>
      <text:p text:style-name="P67"><text:s text:c="8"/><text:span text:style-name="T3">інакше</text:span></text:p>
      <text:p text:style-name="P67"><text:s text:c="12"/>SumBC := B + C</text:p>
      <text:p text:style-name="P67"><text:s text:c="12"/><text:span text:style-name="T3">якщо</text:span> SumAB mod 2 = 0</text:p>
      <text:p text:style-name="P67"><text:s text:c="16"/><text:span text:style-name="T3">то</text:span></text:p>
      <text:p text:style-name="P67"><text:s text:c="20"/>Res := True</text:p>
      <text:p text:style-name="P67"><text:s text:c="16"/><text:span text:style-name="T3">інакше</text:span></text:p>
      <text:p text:style-name="P67"><text:s text:c="20"/>SumAC := A + C</text:p>
      <text:p text:style-name="P67"><text:s text:c="20"/>перевірка SumAC на парність</text:p>
      <text:p text:style-name="P67"><text:s text:c="12"/><text:span text:style-name="T3">все якщо</text:span></text:p>
      <text:p text:style-name="P67"><text:s text:c="4"/><text:span text:style-name="T3">все якщо</text:span></text:p>
      <text:p text:style-name="P67"><text:s text:c="4"/>виведення Res</text:p>
      <text:p text:style-name="P68">кінець</text:p>
      <text:p text:style-name="P67"/>
      <text:p text:style-name="P67"/>
      <text:p text:style-name="P67"/>
      <text:p text:style-name="P67">крок 7</text:p>
      <text:p text:style-name="P68">початок</text:p>
      <text:p text:style-name="P67"><text:s text:c="4"/>введення A, B і C</text:p>
      <text:p text:style-name="P67"><text:s text:c="4"/>SumAB := A + B</text:p>
      <text:p text:style-name="P67"><text:s text:c="4"/><text:span text:style-name="T3">якщо</text:span> SumAB mod 2 = 0</text:p>
      <text:p text:style-name="P67"><text:s text:c="8"/><text:span text:style-name="T3">то</text:span></text:p>
      <text:p text:style-name="P67"><text:s text:c="12"/>Res := True</text:p>
      <text:p text:style-name="P67"><text:s text:c="8"/><text:span text:style-name="T3">інакше</text:span></text:p>
      <text:p text:style-name="P67"><text:s text:c="12"/>SumBC := B + C</text:p>
      <text:p text:style-name="P67"><text:s text:c="12"/><text:span text:style-name="T3">якщо</text:span> SumAB mod 2 = 0</text:p>
      <text:p text:style-name="P67"><text:s text:c="16"/><text:span text:style-name="T3">то</text:span></text:p>
      <text:p text:style-name="P67"><text:s text:c="20"/>Res := True</text:p>
      <text:p text:style-name="P67"><text:s text:c="16"/><text:span text:style-name="T3">інакше</text:span></text:p>
      <text:p text:style-name="P67"><text:s text:c="20"/>SumAC := A + C</text:p>
      <text:p text:style-name="P67"><text:s text:c="20"/><text:span text:style-name="T3">якщо</text:span> SumAB mod 2 = 0</text:p>
      <text:p text:style-name="P67"><text:s text:c="24"/><text:span text:style-name="T3">то</text:span></text:p>
      <text:p text:style-name="P67"><text:s text:c="28"/>Res := True</text:p>
      <text:p text:style-name="P67"><text:s text:c="24"/><text:span text:style-name="T3">інакше</text:span></text:p>
      <text:p text:style-name="P67"><text:s text:c="28"/>Res := False</text:p>
      <text:p text:style-name="P67"><text:s text:c="20"/><text:span text:style-name="T3">все якщо</text:span></text:p>
      <text:p text:style-name="P67"><text:s text:c="12"/><text:span text:style-name="T3">все якщо</text:span></text:p>
      <text:p text:style-name="P67"><text:s text:c="4"/><text:span text:style-name="T3">все якщо</text:span></text:p>
      <text:p text:style-name="P67"><text:s text:c="4"/>виведення Res</text:p>
      <text:p text:style-name="P68">кінець</text:p>
      <text:p text:style-name="P8">Блок схема</text:p>
      <text:p text:style-name="P28"/>
      <text:p text:style-name="P29">Крок 1</text:p>
      <text:p text:style-name="P29"><draw:g text:anchor-type="paragraph" draw:z-index="4" draw:name="Фигура3" draw:style-name="gr1"><draw:custom-shape draw:name="Start-End_2" draw:style-name="gr190" draw:text-style-name="P83" xml:id="id74" draw:id="id74" svg:width="5.001cm" svg:height="0.999cm" svg:x="0.002cm" svg:y="0.002cm"><text:p text:style-name="P82"><text:span text:style-name="T6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2" draw:style-name="gr191" draw:text-style-name="P83" xml:id="id69" draw:id="id69" svg:width="5.001cm" svg:height="1.003cm" draw:transform="rotate (0.000349065850398866) translate (0.00176388888888889cm 1.49930555555556cm)"><text:p text:style-name="P82"><text:span text:style-name="T67">Введення A, B і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6" draw:style-name="gr192" draw:text-style-name="P91" xml:id="id68" draw:id="id68" svg:width="5.001cm" svg:height="1.004cm" svg:x="0.002cm" svg:y="2.997cm"><text:p text:style-name="P90"><text:span text:style-name="T67">Обчислення суми SumA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3" draw:style-name="gr193" draw:text-style-name="P83" xml:id="id73" draw:id="id73" svg:width="5.001cm" svg:height="1.004cm" svg:x="0.002cm" svg:y="14.251cm"><text:p text:style-name="P82"><text:span text:style-name="T6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3" draw:style-name="gr194" draw:text-style-name="P83" xml:id="id72" draw:id="id72" svg:width="5.001cm" svg:height="1.004cm" svg:x="0.002cm" svg:y="12.748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7" draw:style-name="gr195" draw:text-style-name="P91" xml:id="id71" draw:id="id71" svg:width="5.001cm" svg:height="1.006cm" svg:x="0.002cm" svg:y="9.501cm"><text:p text:style-name="P90"><text:span text:style-name="T67">Обчислення суми SumA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8" draw:style-name="gr196" draw:text-style-name="P91" xml:id="id67" draw:id="id67" svg:width="5.001cm" svg:height="1.004cm" svg:x="0.002cm" svg:y="6.251cm"><text:p text:style-name="P90"><text:span text:style-name="T67">Обчислення суми Sum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8" draw:style-name="gr197" draw:text-style-name="P84" svg:x1="2.503cm" svg:y1="5.752cm" svg:x2="2.503cm" svg:y2="6.251cm" draw:start-shape="id66" draw:start-glue-point="6" draw:end-shape="id67" draw:end-glue-point="4" svg:d="M2503 5752v499" svg:viewBox="0 0 2 501"><text:p/></draw:connector><draw:connector draw:name="Connector_9" draw:style-name="gr198" draw:text-style-name="P84" svg:x1="2.504cm" svg:y1="7.255cm" svg:x2="2.493cm" svg:y2="7.751cm" draw:start-shape="id67" draw:start-glue-point="6" svg:d="M2504 7255v381h-11v115" svg:viewBox="0 0 12 497"><text:p/></draw:connector><draw:connector draw:name="Connector_10" draw:style-name="gr199" draw:text-style-name="P84" svg:x1="2.503cm" svg:y1="4.001cm" svg:x2="2.503cm" svg:y2="4.501cm" draw:start-shape="id68" draw:start-glue-point="6" svg:d="M2503 4001v500" svg:viewBox="0 0 2 503"><text:p/></draw:connector><draw:connector draw:name="Connector_11" draw:style-name="gr200" draw:text-style-name="P84" svg:x1="2.503cm" svg:y1="2.501cm" svg:x2="2.503cm" svg:y2="2.997cm" draw:start-shape="id69" draw:start-glue-point="8" draw:end-shape="id68" draw:end-glue-point="4" svg:d="M2503 2501v496" svg:viewBox="0 0 2 497"><text:p/></draw:connector><draw:connector draw:name="Connector_12" draw:style-name="gr201" draw:text-style-name="P84" svg:x1="2.501cm" svg:y1="9.001cm" svg:x2="2.503cm" svg:y2="9.5cm" draw:start-shape="id70" draw:start-glue-point="6" draw:end-shape="id71" draw:end-glue-point="4" svg:d="M2501 9001v251h2v248" svg:viewBox="0 0 4 501"><text:p/></draw:connector><draw:connector draw:name="Connector_13" draw:style-name="gr202" draw:text-style-name="P84" svg:x1="2.503cm" svg:y1="10.506cm" svg:x2="2.501cm" svg:y2="11.001cm" draw:start-shape="id71" draw:start-glue-point="6" svg:d="M2503 10506v382h-2v113" svg:viewBox="0 0 4 497"><text:p/></draw:connector><draw:connector draw:name="Connector_14" draw:style-name="gr203" draw:text-style-name="P84" svg:x1="2.503cm" svg:y1="13.752cm" svg:x2="2.503cm" svg:y2="14.251cm" draw:start-shape="id72" draw:start-glue-point="8" draw:end-shape="id73" draw:end-glue-point="4" svg:d="M2503 13752v499" svg:viewBox="0 0 2 501"><text:p/></draw:connector><draw:connector draw:name="Connector_15" draw:style-name="gr204" draw:text-style-name="P84" svg:x1="2.503cm" svg:y1="1cm" svg:x2="2.503cm" svg:y2="1.498cm" draw:start-shape="id74" draw:start-glue-point="6" draw:end-shape="id69" draw:end-glue-point="5" svg:d="M2503 1000v498" svg:viewBox="0 0 2 499"><text:p/></draw:connector><draw:line draw:style-name="gr205" draw:text-style-name="P85" svg:x1="2.502cm" svg:y1="12.251cm" svg:x2="2.502cm" svg:y2="12.751cm"><text:p/></draw:line><draw:custom-shape draw:name="Process_9" draw:style-name="gr206" draw:text-style-name="P89" svg:width="5.001cm" svg:height="1.251cm" svg:x="0.002cm" svg:y="11.002cm"><text:p text:style-name="P88"><text:span text:style-name="T67">Перевірка SumA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0" draw:style-name="gr207" draw:text-style-name="P89" xml:id="id70" draw:id="id70" svg:width="5cm" svg:height="1.25cm" svg:x="0.002cm" svg:y="7.753cm"><text:p text:style-name="P88"><text:span text:style-name="T67">П</text:span><text:span text:style-name="T67">е</text:span><text:span text:style-name="T67">р</text:span><text:span text:style-name="T67">е</text:span><text:span text:style-name="T67">в</text:span><text:span text:style-name="T67">і</text:span><text:span text:style-name="T67">р</text:span><text:span text:style-name="T67">к</text:span><text:span text:style-name="T67">а</text:span><text:span text:style-name="T67"> </text:span><text:span text:style-name="T67">S</text:span><text:span text:style-name="T67">u</text:span><text:span text:style-name="T67">m</text:span><text:span text:style-name="T67">B</text:span><text:span text:style-name="T67">C</text:span></text:p><text:p text:style-name="P88"><text:span text:style-name="T67">н</text:span><text:span text:style-name="T67">а</text:span><text:span text:style-name="T67"> </text:span><text:span text:style-name="T67">п</text:span><text:span text:style-name="T67">а</text:span><text:span text:style-name="T67">р</text:span><text:span text:style-name="T67">н</text:span><text:span text:style-name="T67">і</text:span><text:span text:style-name="T67">с</text:span><text:span text:style-name="T67">т</text:span><text:span text:style-name="T67">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1" draw:style-name="gr208" draw:text-style-name="P89" xml:id="id66" draw:id="id66" svg:width="5.001cm" svg:height="1.251cm" svg:x="0.002cm" svg:y="4.502cm"><text:p text:style-name="P88"><text:span text:style-name="T67">Перевірка SumAB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9">Крок 2</text:p>
      <text:p text:style-name="P29"><draw:g text:anchor-type="paragraph" draw:z-index="5" draw:name="Фигура4" draw:style-name="gr1"><draw:custom-shape draw:name="Start-End_0" draw:style-name="gr171" draw:text-style-name="P83" xml:id="id65" draw:id="id65" svg:width="5.001cm" svg:height="0.999cm" svg:x="0.002cm" svg:y="0.002cm"><text:p text:style-name="P82"><text:span text:style-name="T6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0" draw:style-name="gr172" draw:text-style-name="P83" xml:id="id60" draw:id="id60" svg:width="5.001cm" svg:height="1.003cm" draw:transform="rotate (0.000349065850398866) translate (0.00176388888888889cm 1.49930555555556cm)"><text:p text:style-name="P82"><text:span text:style-name="T67">Введення A, B і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0" draw:style-name="gr173" draw:text-style-name="P83" xml:id="id59" draw:id="id59" svg:width="5.001cm" svg:height="1.004cm" svg:x="0.002cm" svg:y="2.997cm"><text:p text:style-name="P82"><text:span text:style-name="T67">SumAB :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" draw:style-name="gr174" draw:text-style-name="P83" xml:id="id64" draw:id="id64" svg:width="5.001cm" svg:height="1.004cm" svg:x="0.002cm" svg:y="14.251cm"><text:p text:style-name="P82"><text:span text:style-name="T6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" draw:style-name="gr175" draw:text-style-name="P83" xml:id="id63" draw:id="id63" svg:width="5.001cm" svg:height="1.004cm" svg:x="0.002cm" svg:y="12.748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" draw:style-name="gr176" draw:text-style-name="P91" xml:id="id62" draw:id="id62" svg:width="5.001cm" svg:height="1.006cm" svg:x="0.002cm" svg:y="9.501cm"><text:p text:style-name="P90"><text:span text:style-name="T67">Обчислення суми SumA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" draw:style-name="gr177" draw:text-style-name="P91" xml:id="id58" draw:id="id58" svg:width="5.001cm" svg:height="1.004cm" svg:x="0.002cm" svg:y="6.251cm"><text:p text:style-name="P90"><text:span text:style-name="T67">Обчислення суми Sum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0" draw:style-name="gr178" draw:text-style-name="P84" svg:x1="2.503cm" svg:y1="5.752cm" svg:x2="2.503cm" svg:y2="6.251cm" draw:start-shape="id57" draw:start-glue-point="6" draw:end-shape="id58" draw:end-glue-point="4" svg:d="M2503 5752v499" svg:viewBox="0 0 2 501"><text:p/></draw:connector><draw:connector draw:name="Connector_1" draw:style-name="gr179" draw:text-style-name="P84" svg:x1="2.504cm" svg:y1="7.255cm" svg:x2="2.493cm" svg:y2="7.751cm" draw:start-shape="id58" draw:start-glue-point="6" svg:d="M2504 7255v381h-11v115" svg:viewBox="0 0 12 497"><text:p/></draw:connector><draw:connector draw:name="Connector_2" draw:style-name="gr180" draw:text-style-name="P84" svg:x1="2.503cm" svg:y1="4.001cm" svg:x2="2.503cm" svg:y2="4.501cm" draw:start-shape="id59" draw:start-glue-point="6" svg:d="M2503 4001v500" svg:viewBox="0 0 2 503"><text:p/></draw:connector><draw:connector draw:name="Connector_3" draw:style-name="gr181" draw:text-style-name="P84" svg:x1="2.503cm" svg:y1="2.501cm" svg:x2="2.503cm" svg:y2="2.997cm" draw:start-shape="id60" draw:start-glue-point="8" draw:end-shape="id59" draw:end-glue-point="4" svg:d="M2503 2501v496" svg:viewBox="0 0 2 497"><text:p/></draw:connector><draw:connector draw:name="Connector_4" draw:style-name="gr182" draw:text-style-name="P84" svg:x1="2.501cm" svg:y1="9.001cm" svg:x2="2.503cm" svg:y2="9.5cm" draw:start-shape="id61" draw:start-glue-point="6" draw:end-shape="id62" draw:end-glue-point="4" svg:d="M2501 9001v251h2v248" svg:viewBox="0 0 4 501"><text:p/></draw:connector><draw:connector draw:name="Connector_5" draw:style-name="gr183" draw:text-style-name="P84" svg:x1="2.503cm" svg:y1="10.506cm" svg:x2="2.501cm" svg:y2="11.001cm" draw:start-shape="id62" draw:start-glue-point="6" svg:d="M2503 10506v382h-2v113" svg:viewBox="0 0 4 497"><text:p/></draw:connector><draw:connector draw:name="Connector_6" draw:style-name="gr184" draw:text-style-name="P84" svg:x1="2.503cm" svg:y1="13.752cm" svg:x2="2.503cm" svg:y2="14.251cm" draw:start-shape="id63" draw:start-glue-point="8" draw:end-shape="id64" draw:end-glue-point="4" svg:d="M2503 13752v499" svg:viewBox="0 0 2 501"><text:p/></draw:connector><draw:connector draw:name="Connector_7" draw:style-name="gr185" draw:text-style-name="P84" svg:x1="2.503cm" svg:y1="1cm" svg:x2="2.503cm" svg:y2="1.498cm" draw:start-shape="id65" draw:start-glue-point="6" draw:end-shape="id60" draw:end-glue-point="5" svg:d="M2503 1000v498" svg:viewBox="0 0 2 499"><text:p/></draw:connector><draw:line draw:style-name="gr186" draw:text-style-name="P85" svg:x1="2.502cm" svg:y1="12.251cm" svg:x2="2.502cm" svg:y2="12.751cm"><text:p/></draw:line><draw:custom-shape draw:name="Process_3" draw:style-name="gr187" draw:text-style-name="P89" svg:width="5.001cm" svg:height="1.251cm" svg:x="0.002cm" svg:y="11.002cm"><text:p text:style-name="P88"><text:span text:style-name="T67">Перевірка SumA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4" draw:style-name="gr188" draw:text-style-name="P89" xml:id="id61" draw:id="id61" svg:width="5cm" svg:height="1.25cm" svg:x="0.002cm" svg:y="7.753cm"><text:p text:style-name="P88"><text:span text:style-name="T67">Перевірка SumB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5" draw:style-name="gr189" draw:text-style-name="P89" xml:id="id57" draw:id="id57" svg:width="5.001cm" svg:height="1.251cm" svg:x="0.002cm" svg:y="4.502cm"><text:p text:style-name="P88"><text:span text:style-name="T67">Перевірка SumAB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9">Крок 3</text:p>
      <text:p text:style-name="P29"><draw:g text:anchor-type="paragraph" draw:z-index="6" draw:name="Фигура5" draw:style-name="gr1"><draw:custom-shape draw:name="Start-End_6" draw:style-name="gr144" draw:text-style-name="P83" xml:id="id56" draw:id="id56" svg:width="5.003cm" svg:height="0.999cm" svg:x="2.999cm" svg:y="0cm"><text:p text:style-name="P82"><text:span text:style-name="T6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6" draw:style-name="gr145" draw:text-style-name="P83" xml:id="id51" draw:id="id51" svg:width="5.001cm" svg:height="1.003cm" draw:transform="rotate (0.000349065850398866) translate (3.000375cm 1.49754166666667cm)"><text:p text:style-name="P82"><text:span text:style-name="T67">Введення A, B і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8" draw:style-name="gr146" draw:text-style-name="P83" xml:id="id50" draw:id="id50" svg:width="5.003cm" svg:height="1.004cm" svg:x="2.999cm" svg:y="2.995cm"><text:p text:style-name="P82"><text:span text:style-name="T67">SumAB :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7" draw:style-name="gr147" draw:text-style-name="P83" xml:id="id55" draw:id="id55" svg:width="5.003cm" svg:height="1.006cm" svg:x="2.999cm" svg:y="15.998cm"><text:p text:style-name="P82"><text:span text:style-name="T6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1" draw:style-name="gr148" draw:text-style-name="P83" xml:id="id47" draw:id="id47" svg:width="5.001cm" svg:height="2.001cm" svg:x="3cm" svg:y="4.5cm"><text:p text:style-name="P82"><text:span text:style-name="T67">mod(SumAB, 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7" draw:style-name="gr149" draw:text-style-name="P83" xml:id="id54" draw:id="id54" svg:width="5.003cm" svg:height="1.004cm" svg:x="2.999cm" svg:y="14.496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9" draw:style-name="gr150" draw:text-style-name="P91" xml:id="id53" draw:id="id53" svg:width="5.001cm" svg:height="1.004cm" svg:x="7.001cm" svg:y="10.25cm"><text:p text:style-name="P90"><text:span text:style-name="T67">Обчислення суми SumA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0" draw:style-name="gr151" draw:text-style-name="P91" xml:id="id48" draw:id="id48" svg:width="5.001cm" svg:height="1.004cm" svg:x="7.001cm" svg:y="6.999cm"><text:p text:style-name="P90"><text:span text:style-name="T67">Обчислення суми Sum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1" draw:style-name="gr152" draw:text-style-name="P83" xml:id="id49" draw:id="id49" svg:width="4.001cm" svg:height="1.004cm" svg:x="0cm" svg:y="6.996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24" draw:style-name="gr153" draw:text-style-name="P84" svg:x1="8.001cm" svg:y1="5.5cm" svg:x2="9.502cm" svg:y2="6.999cm" draw:start-shape="id47" draw:start-glue-point="7" draw:end-shape="id48" draw:end-glue-point="4" svg:d="M8001 5500h1501v1499" svg:viewBox="0 0 1503 1501"><text:p/></draw:connector><draw:connector draw:name="Connector_25" draw:style-name="gr154" draw:text-style-name="P84" svg:x1="3cm" svg:y1="5.5cm" svg:x2="2cm" svg:y2="6.996cm" draw:start-shape="id47" draw:start-glue-point="5" draw:end-shape="id49" draw:end-glue-point="4" svg:d="M3000 5500h-1000v1496" svg:viewBox="0 0 1002 1498"><text:p/></draw:connector><draw:connector draw:name="Connector_26" draw:style-name="gr155" draw:text-style-name="P84" svg:x1="9.502cm" svg:y1="8.003cm" svg:x2="9.491cm" svg:y2="8.498cm" draw:start-shape="id48" draw:start-glue-point="6" svg:d="M9502 8003v381h-11v114" svg:viewBox="0 0 12 497"><text:p/></draw:connector><draw:connector draw:name="Connector_27" draw:style-name="gr156" draw:text-style-name="P84" svg:x1="5.5cm" svg:y1="3.999cm" svg:x2="5.502cm" svg:y2="4.5cm" draw:start-shape="id50" draw:start-glue-point="6" draw:end-shape="id47" draw:end-glue-point="4" svg:d="M5500 3999v250h2v251" svg:viewBox="0 0 4 503"><text:p/></draw:connector><draw:connector draw:name="Connector_28" draw:style-name="gr157" draw:text-style-name="P84" svg:x1="5.502cm" svg:y1="2.499cm" svg:x2="5.5cm" svg:y2="2.995cm" draw:start-shape="id51" draw:start-glue-point="8" draw:end-shape="id50" draw:end-glue-point="4" svg:d="M5502 2499v247h-2v249" svg:viewBox="0 0 4 497"><text:p/></draw:connector><draw:connector draw:name="Connector_29" draw:style-name="gr158" draw:text-style-name="P84" svg:x1="9.5cm" svg:y1="9.751cm" svg:x2="9.502cm" svg:y2="10.25cm" draw:start-shape="id52" draw:start-glue-point="6" draw:end-shape="id53" draw:end-glue-point="4" svg:d="M9500 9751v248h2v251" svg:viewBox="0 0 4 501"><text:p/></draw:connector><draw:connector draw:name="Connector_30" draw:style-name="gr159" draw:text-style-name="P84" svg:x1="9.502cm" svg:y1="11.254cm" svg:x2="9.5cm" svg:y2="11.749cm" draw:start-shape="id53" draw:start-glue-point="6" svg:d="M9502 11254v381h-2v114" svg:viewBox="0 0 4 497"><text:p/></draw:connector><draw:connector draw:name="Connector_31" draw:style-name="gr160" draw:text-style-name="P84" svg:x1="5.5cm" svg:y1="15.499cm" svg:x2="5.5cm" svg:y2="15.998cm" draw:start-shape="id54" draw:start-glue-point="8" draw:end-shape="id55" draw:end-glue-point="4" svg:d="M5500 15499v499" svg:viewBox="0 0 2 501"><text:p/></draw:connector><draw:connector draw:name="Connector_32" draw:style-name="gr161" draw:text-style-name="P84" svg:x1="5.5cm" svg:y1="0.998cm" svg:x2="5.502cm" svg:y2="1.496cm" draw:start-shape="id56" draw:start-glue-point="6" draw:end-shape="id51" draw:end-glue-point="5" svg:d="M5500 998v251h2v247" svg:viewBox="0 0 4 499"><text:p/></draw:connector><draw:line draw:style-name="gr162" draw:text-style-name="P85" svg:x1="9.5cm" svg:y1="12.999cm" svg:x2="9.5cm" svg:y2="13.499cm"><text:p/></draw:line><draw:line draw:style-name="gr163" draw:text-style-name="P85" svg:x1="2cm" svg:y1="7.999cm" svg:x2="2cm" svg:y2="13.499cm"><text:p/></draw:line><draw:line draw:style-name="gr164" draw:text-style-name="P85" svg:x1="2cm" svg:y1="13.499cm" svg:x2="5.5cm" svg:y2="13.499cm"><text:p/></draw:line><draw:line draw:style-name="gr165" draw:text-style-name="P85" svg:x1="9.5cm" svg:y1="13.499cm" svg:x2="5.5cm" svg:y2="13.499cm"><text:p/></draw:line><draw:line draw:style-name="gr166" draw:text-style-name="P85" svg:x1="5.5cm" svg:y1="13.499cm" svg:x2="5.5cm" svg:y2="14.499cm"><text:p/></draw:line><draw:frame draw:style-name="gr167" draw:text-style-name="P87" svg:width="1.001cm" svg:height="0.962cm" svg:x="2cm" svg:y="4.5cm"><draw:text-box><text:p text:style-name="P86"><text:span text:style-name="T68">+</text:span></text:p></draw:text-box></draw:frame><draw:frame draw:style-name="gr168" draw:text-style-name="P87" svg:width="0.75cm" svg:height="0.964cm" svg:x="8.751cm" svg:y="4.537cm"><draw:text-box><text:p text:style-name="P86"><text:span text:style-name="T68">-</text:span></text:p></draw:text-box></draw:frame><draw:custom-shape draw:name="Process_22" draw:style-name="gr169" draw:text-style-name="P89" svg:width="5.001cm" svg:height="1.251cm" svg:x="7.001cm" svg:y="11.749cm"><text:p text:style-name="P88"><text:span text:style-name="T67">Перевірка SumA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3" draw:style-name="gr170" draw:text-style-name="P89" xml:id="id52" draw:id="id52" svg:width="5cm" svg:height="1.251cm" svg:x="7.001cm" svg:y="8.5cm"><text:p text:style-name="P88"><text:span text:style-name="T67">Перевірка SumB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9">Крок 4</text:p>
      <text:p text:style-name="P29"><draw:g text:anchor-type="paragraph" draw:z-index="7" draw:name="Фигура6" draw:style-name="gr1"><draw:custom-shape draw:name="Start-End_4" draw:style-name="gr117" draw:text-style-name="P83" xml:id="id46" draw:id="id46" svg:width="5.003cm" svg:height="0.999cm" svg:x="2.999cm" svg:y="0cm"><text:p text:style-name="P82"><text:span text:style-name="T6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4" draw:style-name="gr118" draw:text-style-name="P83" xml:id="id41" draw:id="id41" svg:width="5.001cm" svg:height="1.003cm" draw:transform="rotate (0.000349065850398866) translate (3.000375cm 1.49754166666667cm)"><text:p text:style-name="P82"><text:span text:style-name="T67">Введення A, B і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2" draw:style-name="gr119" draw:text-style-name="P83" xml:id="id40" draw:id="id40" svg:width="5.003cm" svg:height="1.004cm" svg:x="2.999cm" svg:y="2.995cm"><text:p text:style-name="P82"><text:span text:style-name="T67">SumAB :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5" draw:style-name="gr120" draw:text-style-name="P83" xml:id="id45" draw:id="id45" svg:width="5.003cm" svg:height="1.006cm" svg:x="2.999cm" svg:y="15.998cm"><text:p text:style-name="P82"><text:span text:style-name="T6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0" draw:style-name="gr121" draw:text-style-name="P83" xml:id="id37" draw:id="id37" svg:width="5.001cm" svg:height="2.001cm" svg:x="3cm" svg:y="4.5cm"><text:p text:style-name="P82"><text:span text:style-name="T67">mod(SumAB, 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5" draw:style-name="gr122" draw:text-style-name="P83" xml:id="id44" draw:id="id44" svg:width="5.003cm" svg:height="1.004cm" svg:x="2.999cm" svg:y="14.496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3" draw:style-name="gr123" draw:text-style-name="P91" xml:id="id43" draw:id="id43" svg:width="5.001cm" svg:height="1.004cm" svg:x="7.001cm" svg:y="10.25cm"><text:p text:style-name="P90"><text:span text:style-name="T67">Обчислення суми SumA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4" draw:style-name="gr124" draw:text-style-name="P83" xml:id="id38" draw:id="id38" svg:width="5.001cm" svg:height="1.004cm" svg:x="7.001cm" svg:y="6.999cm"><text:p text:style-name="P82"><text:span text:style-name="T67">SumBC := B + 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5" draw:style-name="gr125" draw:text-style-name="P83" xml:id="id39" draw:id="id39" svg:width="4.001cm" svg:height="1.004cm" svg:x="0cm" svg:y="6.996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16" draw:style-name="gr126" draw:text-style-name="P84" svg:x1="8.001cm" svg:y1="5.5cm" svg:x2="9.502cm" svg:y2="6.999cm" draw:start-shape="id37" draw:start-glue-point="7" draw:end-shape="id38" draw:end-glue-point="4" svg:d="M8001 5500h1501v1499" svg:viewBox="0 0 1503 1501"><text:p/></draw:connector><draw:connector draw:name="Connector_17" draw:style-name="gr127" draw:text-style-name="P84" svg:x1="3cm" svg:y1="5.5cm" svg:x2="2cm" svg:y2="6.996cm" draw:start-shape="id37" draw:start-glue-point="5" draw:end-shape="id39" draw:end-glue-point="4" svg:d="M3000 5500h-1000v1496" svg:viewBox="0 0 1002 1498"><text:p/></draw:connector><draw:connector draw:name="Connector_18" draw:style-name="gr128" draw:text-style-name="P84" svg:x1="9.502cm" svg:y1="8.003cm" svg:x2="9.491cm" svg:y2="8.498cm" draw:start-shape="id38" draw:start-glue-point="6" svg:d="M9502 8003v381h-11v114" svg:viewBox="0 0 12 497"><text:p/></draw:connector><draw:connector draw:name="Connector_19" draw:style-name="gr129" draw:text-style-name="P84" svg:x1="5.5cm" svg:y1="3.999cm" svg:x2="5.502cm" svg:y2="4.5cm" draw:start-shape="id40" draw:start-glue-point="6" draw:end-shape="id37" draw:end-glue-point="4" svg:d="M5500 3999v250h2v251" svg:viewBox="0 0 4 503"><text:p/></draw:connector><draw:connector draw:name="Connector_20" draw:style-name="gr130" draw:text-style-name="P84" svg:x1="5.502cm" svg:y1="2.499cm" svg:x2="5.5cm" svg:y2="2.995cm" draw:start-shape="id41" draw:start-glue-point="8" draw:end-shape="id40" draw:end-glue-point="4" svg:d="M5502 2499v247h-2v249" svg:viewBox="0 0 4 497"><text:p/></draw:connector><draw:connector draw:name="Connector_21" draw:style-name="gr131" draw:text-style-name="P84" svg:x1="9.5cm" svg:y1="9.751cm" svg:x2="9.502cm" svg:y2="10.25cm" draw:start-shape="id42" draw:start-glue-point="6" draw:end-shape="id43" draw:end-glue-point="4" svg:d="M9500 9751v248h2v251" svg:viewBox="0 0 4 501"><text:p/></draw:connector><draw:connector draw:name="Connector_22" draw:style-name="gr132" draw:text-style-name="P84" svg:x1="9.502cm" svg:y1="11.254cm" svg:x2="9.5cm" svg:y2="11.749cm" draw:start-shape="id43" draw:start-glue-point="6" svg:d="M9502 11254v381h-2v114" svg:viewBox="0 0 4 497"><text:p/></draw:connector><draw:connector draw:name="Connector_23" draw:style-name="gr133" draw:text-style-name="P84" svg:x1="5.5cm" svg:y1="15.499cm" svg:x2="5.5cm" svg:y2="15.998cm" draw:start-shape="id44" draw:start-glue-point="8" draw:end-shape="id45" draw:end-glue-point="4" svg:d="M5500 15499v499" svg:viewBox="0 0 2 501"><text:p/></draw:connector><draw:connector draw:name="Connector_33" draw:style-name="gr134" draw:text-style-name="P84" svg:x1="5.5cm" svg:y1="0.998cm" svg:x2="5.502cm" svg:y2="1.496cm" draw:start-shape="id46" draw:start-glue-point="6" draw:end-shape="id41" draw:end-glue-point="5" svg:d="M5500 998v251h2v247" svg:viewBox="0 0 4 499"><text:p/></draw:connector><draw:line draw:style-name="gr135" draw:text-style-name="P85" svg:x1="9.5cm" svg:y1="12.999cm" svg:x2="9.5cm" svg:y2="13.499cm"><text:p/></draw:line><draw:line draw:style-name="gr136" draw:text-style-name="P85" svg:x1="2cm" svg:y1="7.999cm" svg:x2="2cm" svg:y2="13.499cm"><text:p/></draw:line><draw:line draw:style-name="gr137" draw:text-style-name="P85" svg:x1="2cm" svg:y1="13.499cm" svg:x2="5.5cm" svg:y2="13.499cm"><text:p/></draw:line><draw:line draw:style-name="gr138" draw:text-style-name="P85" svg:x1="9.5cm" svg:y1="13.499cm" svg:x2="5.5cm" svg:y2="13.499cm"><text:p/></draw:line><draw:line draw:style-name="gr139" draw:text-style-name="P85" svg:x1="5.5cm" svg:y1="13.499cm" svg:x2="5.5cm" svg:y2="14.499cm"><text:p/></draw:line><draw:frame draw:style-name="gr140" draw:text-style-name="P87" svg:width="1.001cm" svg:height="0.962cm" svg:x="2cm" svg:y="4.5cm"><draw:text-box><text:p text:style-name="P86"><text:span text:style-name="T68">+</text:span></text:p></draw:text-box></draw:frame><draw:frame draw:style-name="gr141" draw:text-style-name="P87" svg:width="0.75cm" svg:height="0.964cm" svg:x="8.751cm" svg:y="4.537cm"><draw:text-box><text:p text:style-name="P86"><text:span text:style-name="T68">-</text:span></text:p></draw:text-box></draw:frame><draw:custom-shape draw:name="Process_16" draw:style-name="gr142" draw:text-style-name="P89" svg:width="5.001cm" svg:height="1.251cm" svg:x="7.001cm" svg:y="11.749cm"><text:p text:style-name="P88"><text:span text:style-name="T67">Перевірка SumA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17" draw:style-name="gr143" draw:text-style-name="P89" xml:id="id42" draw:id="id42" svg:width="5cm" svg:height="1.251cm" svg:x="7.001cm" svg:y="8.5cm"><text:p text:style-name="P88"><text:span text:style-name="T67">Перевірка SumB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9">Крок 5</text:p>
      <text:p text:style-name="P29"><draw:g text:anchor-type="paragraph" draw:z-index="8" draw:name="Фигура7" draw:style-name="gr1"><draw:custom-shape draw:name="Start-End_9" draw:style-name="gr82" draw:text-style-name="P83" xml:id="id36" draw:id="id36" svg:width="5.003cm" svg:height="0.999cm" svg:x="2.999cm" svg:y="0cm"><text:p text:style-name="P82"><text:span text:style-name="T67">П</text:span><text:span text:style-name="T67">о</text:span><text:span text:style-name="T67">ч</text:span><text:span text:style-name="T67">а</text:span><text:span text:style-name="T67">т</text:span><text:span text:style-name="T67">о</text:span><text:span text:style-name="T67">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0" draw:style-name="gr83" draw:text-style-name="P83" xml:id="id32" draw:id="id32" svg:width="5.001cm" svg:height="1.003cm" draw:transform="rotate (0.000349065850398866) translate (3.000375cm 1.49754166666667cm)"><text:p text:style-name="P82"><text:span text:style-name="T67">В</text:span><text:span text:style-name="T67">в</text:span><text:span text:style-name="T67">е</text:span><text:span text:style-name="T67">д</text:span><text:span text:style-name="T67">е</text:span><text:span text:style-name="T67">н</text:span><text:span text:style-name="T67">н</text:span><text:span text:style-name="T67">я</text:span><text:span text:style-name="T67"> </text:span><text:span text:style-name="T67">A</text:span><text:span text:style-name="T67">,</text:span><text:span text:style-name="T67"> </text:span><text:span text:style-name="T67">B</text:span><text:span text:style-name="T67"> </text:span><text:span text:style-name="T67">і</text:span><text:span text:style-name="T67"> </text:span><text:span text:style-name="T67">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30" draw:style-name="gr84" draw:text-style-name="P83" xml:id="id31" draw:id="id31" svg:width="5.003cm" svg:height="1.004cm" svg:x="2.999cm" svg:y="2.995cm"><text:p text:style-name="P82"><text:span text:style-name="T67">S</text:span><text:span text:style-name="T67">u</text:span><text:span text:style-name="T67">m</text:span><text:span text:style-name="T67">A</text:span><text:span text:style-name="T67">B</text:span><text:span text:style-name="T67"> </text:span><text:span text:style-name="T67">:</text:span><text:span text:style-name="T67">=</text:span><text:span text:style-name="T67"> </text:span><text:span text:style-name="T67">A</text:span><text:span text:style-name="T67"> </text:span><text:span text:style-name="T67">+</text:span><text:span text:style-name="T67"> </text:span><text:span text:style-name="T67">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0" draw:style-name="gr85" draw:text-style-name="P83" xml:id="id35" draw:id="id35" svg:width="5.003cm" svg:height="1.006cm" svg:x="2.999cm" svg:y="17.748cm"><text:p text:style-name="P82"><text:span text:style-name="T67">К</text:span><text:span text:style-name="T67">і</text:span><text:span text:style-name="T67">н</text:span><text:span text:style-name="T67">е</text:span><text:span text:style-name="T67">ц</text:span><text:span text:style-name="T67">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3" draw:style-name="gr86" draw:text-style-name="P83" xml:id="id26" draw:id="id26" svg:width="5.001cm" svg:height="2.001cm" svg:x="3cm" svg:y="4.5cm"><text:p text:style-name="P82"><text:span text:style-name="T67">mod(SumAB, </text:span><text:span text:style-name="T67">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11" draw:style-name="gr87" draw:text-style-name="P83" xml:id="id34" draw:id="id34" svg:width="5.003cm" svg:height="1.004cm" svg:x="2.999cm" svg:y="16.245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Decision_4" draw:style-name="gr88" draw:text-style-name="P83" xml:id="id29" draw:id="id29" svg:width="5.016cm" svg:height="2.017cm" svg:x="6.985cm" svg:y="8.498cm"><text:p text:style-name="P82"><text:span text:style-name="T67">m</text:span><text:span text:style-name="T67">o</text:span><text:span text:style-name="T67">d</text:span><text:span text:style-name="T67">(</text:span><text:span text:style-name="T67">S</text:span><text:span text:style-name="T67">u</text:span><text:span text:style-name="T67">m</text:span><text:span text:style-name="T67">B</text:span><text:span text:style-name="T67">C</text:span><text:span text:style-name="T67">,</text:span><text:span text:style-name="T67"> </text:span><text:span text:style-name="T67">2</text:span><text:span text:style-name="T67">)</text:span><text:span text:style-name="T67"> </text:span><text:span text:style-name="T67">=</text:span><text:span text:style-name="T67"> </text:span><text:span text:style-name="T67">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31" draw:style-name="gr89" draw:text-style-name="P91" xml:id="id33" draw:id="id33" svg:width="5.003cm" svg:height="1.004cm" svg:x="11cm" svg:y="11cm"><text:p text:style-name="P90"><text:span text:style-name="T67">Обчисл</text:span><text:span text:style-name="T67">ення </text:span><text:span text:style-name="T67">суми </text:span><text:span text:style-name="T67">SumA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32" draw:style-name="gr90" draw:text-style-name="P83" xml:id="id27" draw:id="id27" svg:width="5.001cm" svg:height="1.004cm" svg:x="7.001cm" svg:y="6.999cm"><text:p text:style-name="P82"><text:span text:style-name="T67">Su</text:span><text:span text:style-name="T67">m</text:span><text:span text:style-name="T67">B</text:span><text:span text:style-name="T67">C :</text:span><text:span text:style-name="T67">= </text:span><text:span text:style-name="T67">B </text:span><text:span text:style-name="T67">+ </text:span><text:span text:style-name="T67">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33" draw:style-name="gr91" draw:text-style-name="P83" xml:id="id30" draw:id="id30" svg:width="4.003cm" svg:height="1.004cm" svg:x="3.999cm" svg:y="11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34" draw:style-name="gr92" draw:text-style-name="P83" xml:id="id28" draw:id="id28" svg:width="4.001cm" svg:height="1.004cm" svg:x="0cm" svg:y="6.996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44" draw:style-name="gr93" draw:text-style-name="P84" svg:x1="8.001cm" svg:y1="5.5cm" svg:x2="9.502cm" svg:y2="6.999cm" draw:start-shape="id26" draw:start-glue-point="7" draw:end-shape="id27" draw:end-glue-point="4" svg:d="M8001 5500h1501v1499" svg:viewBox="0 0 1503 1501"><text:p/></draw:connector><draw:connector draw:name="Connector_45" draw:style-name="gr94" draw:text-style-name="P84" svg:x1="3cm" svg:y1="5.5cm" svg:x2="2cm" svg:y2="6.996cm" draw:start-shape="id26" draw:start-glue-point="5" draw:end-shape="id28" draw:end-glue-point="4" svg:d="M3000 5500h-1000v1496" svg:viewBox="0 0 1002 1498"><text:p/></draw:connector><draw:connector draw:name="Connector_46" draw:style-name="gr95" draw:text-style-name="P84" svg:x1="6.985cm" svg:y1="9.507cm" svg:x2="6.001cm" svg:y2="11cm" draw:start-shape="id29" draw:start-glue-point="5" draw:end-shape="id30" draw:end-glue-point="4" svg:d="M6985 9507h-984v1493" svg:viewBox="0 0 986 1494"><text:p/></draw:connector><draw:connector draw:name="Connector_47" draw:style-name="gr96" draw:text-style-name="P84" svg:x1="9.502cm" svg:y1="8.003cm" svg:x2="9.491cm" svg:y2="8.498cm" draw:start-shape="id27" draw:start-glue-point="6" draw:end-shape="id29" draw:end-glue-point="4" svg:d="M9502 8003v247h-11v248" svg:viewBox="0 0 12 497"><text:p/></draw:connector><draw:connector draw:name="Connector_48" draw:style-name="gr97" draw:text-style-name="P84" svg:x1="5.5cm" svg:y1="3.999cm" svg:x2="5.502cm" svg:y2="4.5cm" draw:start-shape="id31" draw:start-glue-point="6" draw:end-shape="id26" draw:end-glue-point="4" svg:d="M5500 3999v250h2v251" svg:viewBox="0 0 4 503"><text:p/></draw:connector><draw:connector draw:name="Connector_49" draw:style-name="gr98" draw:text-style-name="P84" svg:x1="5.502cm" svg:y1="2.499cm" svg:x2="5.5cm" svg:y2="2.995cm" draw:start-shape="id32" draw:start-glue-point="8" draw:end-shape="id31" draw:end-glue-point="4" svg:d="M5502 2499v247h-2v249" svg:viewBox="0 0 4 497"><text:p/></draw:connector><draw:connector draw:name="Connector_50" draw:style-name="gr99" draw:text-style-name="P84" svg:x1="12cm" svg:y1="9.507cm" svg:x2="13.501cm" svg:y2="11cm" draw:start-shape="id29" draw:start-glue-point="7" draw:end-shape="id33" draw:end-glue-point="4" svg:d="M12000 9507h1501v1493" svg:viewBox="0 0 1503 1494"><text:p/></draw:connector><draw:connector draw:name="Connector_51" draw:style-name="gr100" draw:text-style-name="P84" svg:x1="13.501cm" svg:y1="12.003cm" svg:x2="13.501cm" svg:y2="12.499cm" draw:start-shape="id33" draw:start-glue-point="6" svg:d="M13501 12003v496" svg:viewBox="0 0 2 497"><text:p/></draw:connector><draw:connector draw:name="Connector_52" draw:style-name="gr101" draw:text-style-name="P84" svg:x1="5.5cm" svg:y1="17.249cm" svg:x2="5.5cm" svg:y2="17.748cm" draw:start-shape="id34" draw:start-glue-point="8" draw:end-shape="id35" draw:end-glue-point="4" svg:d="M5500 17249v499" svg:viewBox="0 0 2 501"><text:p/></draw:connector><draw:connector draw:name="Connector_53" draw:style-name="gr102" draw:text-style-name="P84" svg:x1="5.5cm" svg:y1="0.998cm" svg:x2="5.502cm" svg:y2="1.496cm" draw:start-shape="id36" draw:start-glue-point="6" draw:end-shape="id32" draw:end-glue-point="5" svg:d="M5500 998v251h2v247" svg:viewBox="0 0 4 499"><text:p/></draw:connector><draw:line draw:style-name="gr103" draw:text-style-name="P85" svg:x1="13.5cm" svg:y1="13.749cm" svg:x2="13.5cm" svg:y2="14.499cm"><text:p/></draw:line><draw:line draw:style-name="gr104" draw:text-style-name="P85" svg:x1="6cm" svg:y1="11.999cm" svg:x2="6cm" svg:y2="14.499cm"><text:p/></draw:line><draw:line draw:style-name="gr105" draw:text-style-name="P85" svg:x1="13.5cm" svg:y1="14.499cm" svg:x2="9.5cm" svg:y2="14.499cm"><text:p/></draw:line><draw:line draw:style-name="gr106" draw:text-style-name="P85" svg:x1="9.5cm" svg:y1="15.249cm" svg:x2="9.5cm" svg:y2="14.499cm"><text:p/></draw:line><draw:line draw:style-name="gr107" draw:text-style-name="P85" svg:x1="6cm" svg:y1="14.499cm" svg:x2="9.5cm" svg:y2="14.499cm"><text:p/></draw:line><draw:line draw:style-name="gr108" draw:text-style-name="P85" svg:x1="2cm" svg:y1="7.999cm" svg:x2="2cm" svg:y2="15.249cm"><text:p/></draw:line><draw:line draw:style-name="gr109" draw:text-style-name="P85" svg:x1="2cm" svg:y1="15.249cm" svg:x2="5.5cm" svg:y2="15.249cm"><text:p/></draw:line><draw:line draw:style-name="gr110" draw:text-style-name="P85" svg:x1="9.5cm" svg:y1="15.249cm" svg:x2="5.5cm" svg:y2="15.249cm"><text:p/></draw:line><draw:line draw:style-name="gr111" draw:text-style-name="P85" svg:x1="5.5cm" svg:y1="15.249cm" svg:x2="5.5cm" svg:y2="16.249cm"><text:p/></draw:line><draw:frame draw:style-name="gr112" draw:text-style-name="P87" svg:width="1.001cm" svg:height="0.962cm" svg:x="2cm" svg:y="4.5cm"><draw:text-box><text:p text:style-name="P86"><text:span text:style-name="T68">+</text:span></text:p></draw:text-box></draw:frame><draw:frame draw:style-name="gr113" draw:text-style-name="P87" svg:width="0.75cm" svg:height="0.964cm" svg:x="8.751cm" svg:y="4.537cm"><draw:text-box><text:p text:style-name="P86"><text:span text:style-name="T68">-</text:span></text:p></draw:text-box></draw:frame><draw:frame draw:style-name="gr114" draw:text-style-name="P87" svg:width="0.75cm" svg:height="0.964cm" svg:x="12.751cm" svg:y="8.498cm"><draw:text-box><text:p text:style-name="P86"><text:span text:style-name="T68">-</text:span></text:p></draw:text-box></draw:frame><draw:frame draw:style-name="gr115" draw:text-style-name="P87" svg:width="1.001cm" svg:height="0.962cm" svg:x="6.001cm" svg:y="8.537cm"><draw:text-box><text:p text:style-name="P86"><text:span text:style-name="T68">+</text:span></text:p></draw:text-box></draw:frame><draw:custom-shape draw:name="Process_35" draw:style-name="gr116" draw:text-style-name="P89" svg:width="5.001cm" svg:height="1.25cm" svg:x="11.001cm" svg:y="12.501cm"><text:p text:style-name="P88"><text:span text:style-name="T67">Перевірка SumAC</text:span></text:p><text:p text:style-name="P88"><text:span text:style-name="T67">на парніст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10">Крок 6</text:p>
      <text:p text:style-name="P30"><draw:g text:anchor-type="paragraph" draw:z-index="9" draw:name="Фигура1" draw:style-name="gr1"><draw:custom-shape draw:name="Start-End_14" draw:style-name="gr47" draw:text-style-name="P83" xml:id="id25" draw:id="id25" svg:width="5.003cm" svg:height="0.999cm" svg:x="2.999cm" svg:y="0cm"><text:p text:style-name="P82"><text:span text:style-name="T67">Почато</text:span><text:span text:style-name="T67">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4" draw:style-name="gr48" draw:text-style-name="P83" xml:id="id21" draw:id="id21" svg:width="5.001cm" svg:height="1.003cm" draw:transform="rotate (0.000349065850398866) translate (3.000375cm 1.49754166666667cm)"><text:p text:style-name="P82"><text:span text:style-name="T67">Вв</text:span><text:span text:style-name="T67">ед</text:span><text:span text:style-name="T67">ен</text:span><text:span text:style-name="T67">ня </text:span><text:span text:style-name="T67">A, </text:span><text:span text:style-name="T67">B і </text:span><text:span text:style-name="T67">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43" draw:style-name="gr49" draw:text-style-name="P83" xml:id="id20" draw:id="id20" svg:width="5.003cm" svg:height="1.004cm" svg:x="2.999cm" svg:y="2.995cm"><text:p text:style-name="P82"><text:span text:style-name="T67">Su</text:span><text:span text:style-name="T67">m</text:span><text:span text:style-name="T67">AB </text:span><text:span text:style-name="T67">:= </text:span><text:span text:style-name="T67">A </text:span><text:span text:style-name="T67">+ </text:span><text:span text:style-name="T67">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5" draw:style-name="gr50" draw:text-style-name="P83" xml:id="id24" draw:id="id24" svg:width="5.003cm" svg:height="1.006cm" svg:x="2.999cm" svg:y="17.748cm"><text:p text:style-name="P82"><text:span text:style-name="T67">Кіне</text:span><text:span text:style-name="T67">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9" draw:style-name="gr51" draw:text-style-name="P83" xml:id="id15" draw:id="id15" svg:width="5.001cm" svg:height="2.001cm" svg:x="3cm" svg:y="4.5cm"><text:p text:style-name="P82"><text:span text:style-name="T67">mo</text:span><text:span text:style-name="T67">d(S</text:span><text:span text:style-name="T67">um</text:span><text:span text:style-name="T67">AB, </text:span><text:span text:style-name="T67">2) = </text:span><text:span text:style-name="T67">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15" draw:style-name="gr52" draw:text-style-name="P83" xml:id="id23" draw:id="id23" svg:width="5.003cm" svg:height="1.004cm" svg:x="2.999cm" svg:y="16.245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Decision_10" draw:style-name="gr53" draw:text-style-name="P83" xml:id="id18" draw:id="id18" svg:width="5.016cm" svg:height="2.017cm" svg:x="6.985cm" svg:y="8.498cm"><text:p text:style-name="P82"><text:span text:style-name="T67">mod(SumBC, 2) = </text:span><text:span text:style-name="T67">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44" draw:style-name="gr54" draw:text-style-name="P83" xml:id="id22" draw:id="id22" svg:width="5.003cm" svg:height="1.004cm" svg:x="11cm" svg:y="11cm"><text:p text:style-name="P82"><text:span text:style-name="T67">SumAC := A + 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45" draw:style-name="gr55" draw:text-style-name="P83" xml:id="id16" draw:id="id16" svg:width="5.001cm" svg:height="1.004cm" svg:x="7.001cm" svg:y="6.999cm"><text:p text:style-name="P82"><text:span text:style-name="T67">S</text:span><text:span text:style-name="T67">u</text:span><text:span text:style-name="T67">m</text:span><text:span text:style-name="T67">B</text:span><text:span text:style-name="T67">C</text:span><text:span text:style-name="T67"> </text:span><text:span text:style-name="T67">:</text:span><text:span text:style-name="T67">=</text:span><text:span text:style-name="T67"> </text:span><text:span text:style-name="T67">B</text:span><text:span text:style-name="T67"> </text:span><text:span text:style-name="T67">+</text:span><text:span text:style-name="T67"> </text:span><text:span text:style-name="T67">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47" draw:style-name="gr56" draw:text-style-name="P83" xml:id="id19" draw:id="id19" svg:width="4.003cm" svg:height="1.004cm" svg:x="3.999cm" svg:y="11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48" draw:style-name="gr57" draw:text-style-name="P83" xml:id="id17" draw:id="id17" svg:width="4.001cm" svg:height="1.004cm" svg:x="0cm" svg:y="6.996cm"><text:p text:style-name="P82"><text:span text:style-name="T67">R</text:span><text:span text:style-name="T67">e</text:span><text:span text:style-name="T67">s</text:span><text:span text:style-name="T67"> </text:span><text:span text:style-name="T67">:</text:span><text:span text:style-name="T67">=</text:span><text:span text:style-name="T67"> </text:span><text:span text:style-name="T67">T</text:span><text:span text:style-name="T67">r</text:span><text:span text:style-name="T67">u</text:span><text:span text:style-name="T67">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65" draw:style-name="gr58" draw:text-style-name="P84" svg:x1="8.001cm" svg:y1="5.5cm" svg:x2="9.502cm" svg:y2="6.999cm" draw:start-shape="id15" draw:start-glue-point="7" draw:end-shape="id16" draw:end-glue-point="4" svg:d="M8001 5500h1501v1499" svg:viewBox="0 0 1503 1501"><text:p/></draw:connector><draw:connector draw:name="Connector_66" draw:style-name="gr59" draw:text-style-name="P84" svg:x1="3cm" svg:y1="5.5cm" svg:x2="2cm" svg:y2="6.996cm" draw:start-shape="id15" draw:start-glue-point="5" draw:end-shape="id17" draw:end-glue-point="4" svg:d="M3000 5500h-1000v1496" svg:viewBox="0 0 1002 1498"><text:p/></draw:connector><draw:connector draw:name="Connector_67" draw:style-name="gr60" draw:text-style-name="P84" svg:x1="6.985cm" svg:y1="9.507cm" svg:x2="6.001cm" svg:y2="11cm" draw:start-shape="id18" draw:start-glue-point="5" draw:end-shape="id19" draw:end-glue-point="4" svg:d="M6985 9507h-984v1493" svg:viewBox="0 0 986 1494"><text:p/></draw:connector><draw:connector draw:name="Connector_68" draw:style-name="gr61" draw:text-style-name="P84" svg:x1="9.502cm" svg:y1="8.003cm" svg:x2="9.491cm" svg:y2="8.498cm" draw:start-shape="id16" draw:start-glue-point="6" draw:end-shape="id18" draw:end-glue-point="4" svg:d="M9502 8003v247h-11v248" svg:viewBox="0 0 12 497"><text:p/></draw:connector><draw:connector draw:name="Connector_69" draw:style-name="gr62" draw:text-style-name="P84" svg:x1="5.5cm" svg:y1="3.999cm" svg:x2="5.502cm" svg:y2="4.5cm" draw:start-shape="id20" draw:start-glue-point="6" draw:end-shape="id15" draw:end-glue-point="4" svg:d="M5500 3999v250h2v251" svg:viewBox="0 0 4 503"><text:p/></draw:connector><draw:connector draw:name="Connector_70" draw:style-name="gr63" draw:text-style-name="P84" svg:x1="5.502cm" svg:y1="2.499cm" svg:x2="5.5cm" svg:y2="2.995cm" draw:start-shape="id21" draw:start-glue-point="8" draw:end-shape="id20" draw:end-glue-point="4" svg:d="M5502 2499v247h-2v249" svg:viewBox="0 0 4 497"><text:p/></draw:connector><draw:connector draw:name="Connector_71" draw:style-name="gr64" draw:text-style-name="P84" svg:x1="12cm" svg:y1="9.507cm" svg:x2="13.501cm" svg:y2="11cm" draw:start-shape="id18" draw:start-glue-point="7" draw:end-shape="id22" draw:end-glue-point="4" svg:d="M12000 9507h1501v1493" svg:viewBox="0 0 1503 1494"><text:p/></draw:connector><draw:connector draw:name="Connector_72" draw:style-name="gr65" draw:text-style-name="P84" svg:x1="13.501cm" svg:y1="12.003cm" svg:x2="13.501cm" svg:y2="12.499cm" draw:start-shape="id22" draw:start-glue-point="6" svg:d="M13501 12003v496" svg:viewBox="0 0 2 497"><text:p/></draw:connector><draw:connector draw:name="Connector_75" draw:style-name="gr66" draw:text-style-name="P84" svg:x1="5.5cm" svg:y1="17.249cm" svg:x2="5.5cm" svg:y2="17.748cm" draw:start-shape="id23" draw:start-glue-point="8" draw:end-shape="id24" draw:end-glue-point="4" svg:d="M5500 17249v499" svg:viewBox="0 0 2 501"><text:p/></draw:connector><draw:connector draw:name="Connector_76" draw:style-name="gr67" draw:text-style-name="P84" svg:x1="5.5cm" svg:y1="0.998cm" svg:x2="5.502cm" svg:y2="1.496cm" draw:start-shape="id25" draw:start-glue-point="6" draw:end-shape="id21" draw:end-glue-point="5" svg:d="M5500 998v251h2v247" svg:viewBox="0 0 4 499"><text:p/></draw:connector><draw:line draw:style-name="gr68" draw:text-style-name="P85" svg:x1="13.5cm" svg:y1="13.749cm" svg:x2="13.5cm" svg:y2="14.499cm"><text:p/></draw:line><draw:line draw:style-name="gr69" draw:text-style-name="P85" svg:x1="6cm" svg:y1="11.999cm" svg:x2="6cm" svg:y2="14.499cm"><text:p/></draw:line><draw:line draw:style-name="gr70" draw:text-style-name="P85" svg:x1="13.5cm" svg:y1="14.499cm" svg:x2="9.5cm" svg:y2="14.499cm"><text:p/></draw:line><draw:line draw:style-name="gr71" draw:text-style-name="P85" svg:x1="9.5cm" svg:y1="15.249cm" svg:x2="9.5cm" svg:y2="14.499cm"><text:p/></draw:line><draw:line draw:style-name="gr72" draw:text-style-name="P85" svg:x1="6cm" svg:y1="14.499cm" svg:x2="9.5cm" svg:y2="14.499cm"><text:p/></draw:line><draw:line draw:style-name="gr73" draw:text-style-name="P85" svg:x1="2cm" svg:y1="7.999cm" svg:x2="2cm" svg:y2="15.249cm"><text:p/></draw:line><draw:line draw:style-name="gr74" draw:text-style-name="P85" svg:x1="2cm" svg:y1="15.249cm" svg:x2="5.5cm" svg:y2="15.249cm"><text:p/></draw:line><draw:line draw:style-name="gr75" draw:text-style-name="P85" svg:x1="9.5cm" svg:y1="15.249cm" svg:x2="5.5cm" svg:y2="15.249cm"><text:p/></draw:line><draw:line draw:style-name="gr76" draw:text-style-name="P85" svg:x1="5.5cm" svg:y1="15.249cm" svg:x2="5.5cm" svg:y2="16.249cm"><text:p/></draw:line><draw:frame draw:style-name="gr77" draw:text-style-name="P87" svg:width="1.001cm" svg:height="0.962cm" svg:x="2cm" svg:y="4.5cm"><draw:text-box><text:p text:style-name="P86"><text:span text:style-name="T68">+</text:span></text:p></draw:text-box></draw:frame><draw:frame draw:style-name="gr78" draw:text-style-name="P87" svg:width="0.75cm" svg:height="0.964cm" svg:x="8.751cm" svg:y="4.537cm"><draw:text-box><text:p text:style-name="P86"><text:span text:style-name="T68">-</text:span></text:p></draw:text-box></draw:frame><draw:frame draw:style-name="gr79" draw:text-style-name="P87" svg:width="0.75cm" svg:height="0.964cm" svg:x="12.751cm" svg:y="8.498cm"><draw:text-box><text:p text:style-name="P86"><text:span text:style-name="T68">-</text:span></text:p></draw:text-box></draw:frame><draw:frame draw:style-name="gr80" draw:text-style-name="P87" svg:width="1.001cm" svg:height="0.962cm" svg:x="6.001cm" svg:y="8.537cm"><draw:text-box><text:p text:style-name="P86"><text:span text:style-name="T68">+</text:span></text:p></draw:text-box></draw:frame><draw:custom-shape draw:name="Process_46" draw:style-name="gr81" draw:text-style-name="P89" svg:width="5.001cm" svg:height="1.25cm" svg:x="11.001cm" svg:y="12.501cm"><text:p text:style-name="P88"><text:span text:style-name="T67">П</text:span><text:span text:style-name="T67">е</text:span><text:span text:style-name="T67">р</text:span><text:span text:style-name="T67">е</text:span><text:span text:style-name="T67">в</text:span><text:span text:style-name="T67">і</text:span><text:span text:style-name="T67">р</text:span><text:span text:style-name="T67">к</text:span><text:span text:style-name="T67">а</text:span><text:span text:style-name="T67"> </text:span><text:span text:style-name="T67">S</text:span><text:span text:style-name="T67">u</text:span><text:span text:style-name="T67">m</text:span><text:span text:style-name="T67">A</text:span><text:span text:style-name="T67">C</text:span></text:p><text:p text:style-name="P88"><text:span text:style-name="T67">н</text:span><text:span text:style-name="T67">а</text:span><text:span text:style-name="T67"> </text:span><text:span text:style-name="T67">п</text:span><text:span text:style-name="T67">а</text:span><text:span text:style-name="T67">р</text:span><text:span text:style-name="T67">н</text:span><text:span text:style-name="T67">і</text:span><text:span text:style-name="T67">с</text:span><text:span text:style-name="T67">т</text:span><text:span text:style-name="T67">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11">Крок 7</text:p>
      <text:p text:style-name="P31"><draw:g text:anchor-type="paragraph" draw:z-index="10" draw:name="Фигура2" draw:style-name="gr1"><draw:custom-shape draw:name="Start-End_8" draw:style-name="gr2" draw:text-style-name="P83" xml:id="id14" draw:id="id14" svg:width="5.003cm" svg:height="0.999cm" svg:x="1.055cm" svg:y="0.228cm"><text:p text:style-name="P82"><text:span text:style-name="T67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8" draw:style-name="gr3" draw:text-style-name="P83" xml:id="id7" draw:id="id7" svg:width="5.001cm" svg:height="1.003cm" draw:transform="rotate (0.000349065850398866) translate (1.05556944444444cm 1.72608333333333cm)"><text:p text:style-name="P82"><text:span text:style-name="T67">Введення A, B і C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24" draw:style-name="gr4" draw:text-style-name="P83" xml:id="id6" draw:id="id6" svg:width="5.003cm" svg:height="1.004cm" svg:x="1.055cm" svg:y="3.223cm"><text:p text:style-name="P82"><text:span text:style-name="T67">SumAB := A + B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_11" draw:style-name="gr5" draw:text-style-name="P83" xml:id="id13" draw:id="id13" svg:width="5.003cm" svg:height="1.004cm" svg:x="1.055cm" svg:y="21.227cm"><text:p text:style-name="P82"><text:span text:style-name="T67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" draw:style-name="gr6" draw:text-style-name="P83" xml:id="id1" draw:id="id1" svg:width="5.001cm" svg:height="2.001cm" svg:x="1.056cm" svg:y="4.728cm"><text:p text:style-name="P82"><text:span text:style-name="T67">mod(SumAB, 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ata_9" draw:style-name="gr7" draw:text-style-name="P83" xml:id="id12" draw:id="id12" svg:width="5.003cm" svg:height="1.006cm" svg:x="1.055cm" svg:y="19.723cm"><text:p text:style-name="P82"><text:span text:style-name="T67">Виведення</text:span></text:p><text:p text:style-name="P82"><text:span text:style-name="T67">Результату Res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Decision_2" draw:style-name="gr8" draw:text-style-name="P83" xml:id="id4" draw:id="id4" svg:width="5.016cm" svg:height="2.017cm" svg:x="5.041cm" svg:y="8.726cm"><text:p text:style-name="P82"><text:span text:style-name="T67">mod(SumBC, 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_5" draw:style-name="gr9" draw:text-style-name="P83" xml:id="id9" draw:id="id9" svg:width="5.001cm" svg:height="2.003cm" svg:x="9.056cm" svg:y="12.727cm"><text:p text:style-name="P82"><text:span text:style-name="T67">mod(SumAC, 2) =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25" draw:style-name="gr10" draw:text-style-name="P83" xml:id="id8" draw:id="id8" svg:width="5.003cm" svg:height="1.004cm" svg:x="9.056cm" svg:y="11.228cm"><text:p text:style-name="P82"><text:span text:style-name="T67">SumAC := A + 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6" draw:style-name="gr11" draw:text-style-name="P83" xml:id="id2" draw:id="id2" svg:width="5.001cm" svg:height="1.004cm" svg:x="5.057cm" svg:y="7.227cm"><text:p text:style-name="P82"><text:span text:style-name="T67">SumBC := B + 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7" draw:style-name="gr12" draw:text-style-name="P83" xml:id="id11" draw:id="id11" svg:width="4.001cm" svg:height="1.006cm" svg:x="6.055cm" svg:y="15.226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8" draw:style-name="gr13" draw:text-style-name="P83" xml:id="id5" draw:id="id5" svg:width="4.003cm" svg:height="1.004cm" svg:x="2.055cm" svg:y="11.228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29" draw:style-name="gr14" draw:text-style-name="P83" xml:id="id3" draw:id="id3" svg:width="4.001cm" svg:height="1.004cm" svg:x="-1.944cm" svg:y="7.224cm"><text:p text:style-name="P82"><text:span text:style-name="T67">Res := Tru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36" draw:style-name="gr15" draw:text-style-name="P83" xml:id="id10" draw:id="id10" svg:width="4.001cm" svg:height="1.006cm" svg:x="13.056cm" svg:y="15.226cm"><text:p text:style-name="P82"><text:span text:style-name="T67">Res := Fals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" draw:style-name="gr16" draw:text-style-name="P84" svg:x1="6.057cm" svg:y1="5.728cm" svg:x2="7.558cm" svg:y2="7.228cm" draw:start-shape="id1" draw:start-glue-point="7" draw:end-shape="id2" draw:end-glue-point="4" svg:d="M6057 5728h1501v1500" svg:viewBox="0 0 1503 1501"><text:p/></draw:connector><draw:connector draw:name="Connector_34" draw:style-name="gr17" draw:text-style-name="P84" svg:x1="1.057cm" svg:y1="5.728cm" svg:x2="0.056cm" svg:y2="7.224cm" draw:start-shape="id1" draw:start-glue-point="5" draw:end-shape="id3" draw:end-glue-point="4" svg:d="M1057 5728h-1001v1496" svg:viewBox="0 0 1002 1498"><text:p/></draw:connector><draw:connector draw:name="Connector_35" draw:style-name="gr18" draw:text-style-name="P84" svg:x1="5.041cm" svg:y1="9.735cm" svg:x2="4.057cm" svg:y2="11.227cm" draw:start-shape="id4" draw:start-glue-point="5" draw:end-shape="id5" draw:end-glue-point="4" svg:d="M5041 9735h-984v1492" svg:viewBox="0 0 986 1494"><text:p/></draw:connector><draw:connector draw:name="Connector_36" draw:style-name="gr19" draw:text-style-name="P84" svg:x1="7.557cm" svg:y1="8.231cm" svg:x2="7.547cm" svg:y2="8.727cm" draw:start-shape="id2" draw:start-glue-point="6" draw:end-shape="id4" draw:end-glue-point="4" svg:d="M7557 8231v247h-10v249" svg:viewBox="0 0 12 497"><text:p/></draw:connector><draw:connector draw:name="Connector_37" draw:style-name="gr20" draw:text-style-name="P84" svg:x1="3.556cm" svg:y1="4.227cm" svg:x2="3.558cm" svg:y2="4.728cm" draw:start-shape="id6" draw:start-glue-point="6" draw:end-shape="id1" draw:end-glue-point="4" svg:d="M3556 4227v251h2v250" svg:viewBox="0 0 4 503"><text:p/></draw:connector><draw:connector draw:name="Connector_38" draw:style-name="gr21" draw:text-style-name="P84" svg:x1="3.558cm" svg:y1="2.727cm" svg:x2="3.556cm" svg:y2="3.223cm" draw:start-shape="id7" draw:start-glue-point="8" draw:end-shape="id6" draw:end-glue-point="4" svg:d="M3558 2727v247h-2v249" svg:viewBox="0 0 4 497"><text:p/></draw:connector><draw:connector draw:name="Connector_39" draw:style-name="gr22" draw:text-style-name="P84" svg:x1="10.056cm" svg:y1="9.735cm" svg:x2="11.557cm" svg:y2="11.227cm" draw:start-shape="id4" draw:start-glue-point="7" draw:end-shape="id8" draw:end-glue-point="4" svg:d="M10056 9735h1501v1492" svg:viewBox="0 0 1503 1494"><text:p/></draw:connector><draw:connector draw:name="Connector_40" draw:style-name="gr23" draw:text-style-name="P84" svg:x1="11.557cm" svg:y1="12.231cm" svg:x2="11.557cm" svg:y2="12.726cm" draw:start-shape="id8" draw:start-glue-point="6" draw:end-shape="id9" draw:end-glue-point="4" svg:d="M11557 12231v495" svg:viewBox="0 0 2 497"><text:p/></draw:connector><draw:connector draw:name="Connector_41" draw:style-name="gr24" draw:text-style-name="P84" svg:x1="14.056cm" svg:y1="13.729cm" svg:x2="15.057cm" svg:y2="15.227cm" draw:start-shape="id9" draw:start-glue-point="7" draw:end-shape="id10" draw:end-glue-point="4" svg:d="M14056 13729h1001v1498" svg:viewBox="0 0 1002 1499"><text:p/></draw:connector><draw:connector draw:name="Connector_42" draw:style-name="gr25" draw:text-style-name="P84" svg:x1="9.055cm" svg:y1="13.729cm" svg:x2="8.055cm" svg:y2="15.227cm" draw:start-shape="id9" draw:start-glue-point="5" draw:end-shape="id11" draw:end-glue-point="4" svg:d="M9055 13729h-1000v1498" svg:viewBox="0 0 1002 1499"><text:p/></draw:connector><draw:connector draw:name="Connector_43" draw:style-name="gr26" draw:text-style-name="P84" svg:x1="3.556cm" svg:y1="20.728cm" svg:x2="3.556cm" svg:y2="21.228cm" draw:start-shape="id12" draw:start-glue-point="8" draw:end-shape="id13" draw:end-glue-point="4" svg:d="M3556 20728v500" svg:viewBox="0 0 2 501"><text:p/></draw:connector><draw:connector draw:name="Connector_54" draw:style-name="gr27" draw:text-style-name="P84" svg:x1="3.556cm" svg:y1="1.226cm" svg:x2="3.558cm" svg:y2="1.723cm" draw:start-shape="id14" draw:start-glue-point="6" draw:end-shape="id7" draw:end-glue-point="5" svg:d="M3556 1226v250h2v247" svg:viewBox="0 0 4 499"><text:p/></draw:connector><draw:line draw:style-name="gr28" draw:text-style-name="P85" svg:x1="8.056cm" svg:y1="16.227cm" svg:x2="8.056cm" svg:y2="17.227cm"><text:p/></draw:line><draw:line draw:style-name="gr29" draw:text-style-name="P85" svg:x1="15.056cm" svg:y1="16.227cm" svg:x2="15.056cm" svg:y2="17.227cm"><text:p/></draw:line><draw:line draw:style-name="gr30" draw:text-style-name="P85" svg:x1="11.557cm" svg:y1="17.228cm" svg:x2="11.557cm" svg:y2="17.978cm"><text:p/></draw:line><draw:line draw:style-name="gr31" draw:text-style-name="P85" svg:x1="8.056cm" svg:y1="17.228cm" svg:x2="11.556cm" svg:y2="17.228cm"><text:p/></draw:line><draw:line draw:style-name="gr32" draw:text-style-name="P85" svg:x1="15.057cm" svg:y1="17.228cm" svg:x2="11.557cm" svg:y2="17.228cm"><text:p/></draw:line><draw:line draw:style-name="gr33" draw:text-style-name="P85" svg:x1="4.057cm" svg:y1="12.228cm" svg:x2="4.057cm" svg:y2="17.978cm"><text:p/></draw:line><draw:line draw:style-name="gr34" draw:text-style-name="P85" svg:x1="11.556cm" svg:y1="17.977cm" svg:x2="7.556cm" svg:y2="17.977cm"><text:p/></draw:line><draw:line draw:style-name="gr35" draw:text-style-name="P85" svg:x1="7.556cm" svg:y1="18.727cm" svg:x2="7.556cm" svg:y2="17.977cm"><text:p/></draw:line><draw:line draw:style-name="gr36" draw:text-style-name="P85" svg:x1="4.057cm" svg:y1="17.977cm" svg:x2="7.557cm" svg:y2="17.977cm"><text:p/></draw:line><draw:line draw:style-name="gr37" draw:text-style-name="P85" svg:x1="0.057cm" svg:y1="8.227cm" svg:x2="0.057cm" svg:y2="18.727cm"><text:p/></draw:line><draw:line draw:style-name="gr38" draw:text-style-name="P85" svg:x1="0.057cm" svg:y1="18.728cm" svg:x2="3.557cm" svg:y2="18.728cm"><text:p/></draw:line><draw:line draw:style-name="gr39" draw:text-style-name="P85" svg:x1="7.557cm" svg:y1="18.728cm" svg:x2="3.557cm" svg:y2="18.728cm"><text:p/></draw:line><draw:line draw:style-name="gr40" draw:text-style-name="P85" svg:x1="3.557cm" svg:y1="18.728cm" svg:x2="3.557cm" svg:y2="19.728cm"><text:p/></draw:line><draw:frame draw:style-name="gr41" draw:text-style-name="P87" svg:width="1.001cm" svg:height="0.962cm" svg:x="0.056cm" svg:y="4.728cm"><draw:text-box><text:p text:style-name="P86"><text:span text:style-name="T68">+</text:span></text:p></draw:text-box></draw:frame><draw:frame draw:style-name="gr42" draw:text-style-name="P87" svg:width="0.75cm" svg:height="0.964cm" svg:x="6.807cm" svg:y="4.765cm"><draw:text-box><text:p text:style-name="P86"><text:span text:style-name="T68">-</text:span></text:p></draw:text-box></draw:frame><draw:frame draw:style-name="gr43" draw:text-style-name="P87" svg:width="0.75cm" svg:height="0.964cm" svg:x="10.807cm" svg:y="8.726cm"><draw:text-box><text:p text:style-name="P86"><text:span text:style-name="T68">-</text:span></text:p></draw:text-box></draw:frame><draw:frame draw:style-name="gr44" draw:text-style-name="P87" svg:width="0.75cm" svg:height="0.964cm" svg:x="14.307cm" svg:y="12.727cm"><draw:text-box><text:p text:style-name="P86"><text:span text:style-name="T68">-</text:span></text:p></draw:text-box></draw:frame><draw:frame draw:style-name="gr45" draw:text-style-name="P87" svg:width="1.001cm" svg:height="0.962cm" svg:x="4.057cm" svg:y="8.765cm"><draw:text-box><text:p text:style-name="P86"><text:span text:style-name="T68">+</text:span></text:p></draw:text-box></draw:frame><draw:frame draw:style-name="gr46" draw:text-style-name="P87" svg:width="1.001cm" svg:height="0.964cm" svg:x="8.055cm" svg:y="12.727cm"><draw:text-box><text:p text:style-name="P86"><text:span text:style-name="T68">+</text:span></text:p></draw:text-box></draw:frame></draw:g></text:p>
      <text:p text:style-name="P10"><text:span text:style-name="T66">Перевіримо правильність алгоритма на довільних конкретних значеннях початкових даних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row table:style-name="TableLine94555791799616">
          <table:table-cell table:style-name="Таблица2.A1" office:value-type="string">
            <text:p text:style-name="P52">Блок</text:p>
          </table:table-cell>
          <table:table-cell table:style-name="Таблица2.A1" office:value-type="string">
            <text:p text:style-name="P52">Дія</text:p>
          </table:table-cell>
          <table:table-cell table:style-name="Таблица2.A1" office:value-type="string">
            <text:p text:style-name="P53">Дія</text:p>
          </table:table-cell>
          <table:table-cell table:style-name="Таблица2.A1" office:value-type="string">
            <text:p text:style-name="P52">Дія</text:p>
          </table:table-cell>
          <table:table-cell table:style-name="Таблица2.E1" office:value-type="string">
            <text:p text:style-name="P54">Дія</text:p>
          </table:table-cell>
        </table:table-row>
        <table:table-row table:style-name="TableLine94555765280288">
          <table:table-cell table:style-name="Таблица2.A11" office:value-type="string">
            <text:p text:style-name="P57"/>
          </table:table-cell>
          <table:table-cell table:style-name="Таблица2.B2" office:value-type="string">
            <text:p text:style-name="P52">Початок</text:p>
          </table:table-cell>
          <table:table-cell table:style-name="Таблица2.C2" office:value-type="string">
            <text:p text:style-name="P52">Початок</text:p>
          </table:table-cell>
          <table:table-cell table:style-name="Таблица2.D2" office:value-type="string">
            <text:p text:style-name="P52">Початок</text:p>
          </table:table-cell>
          <table:table-cell table:style-name="Таблица2.E2" office:value-type="string">
            <text:p text:style-name="P54">Початок</text:p>
          </table:table-cell>
        </table:table-row>
        <table:table-row table:style-name="TableLine94555758855920">
          <table:table-cell table:style-name="Таблица2.A11" office:value-type="string">
            <text:p text:style-name="P52">1</text:p>
          </table:table-cell>
          <table:table-cell table:style-name="Таблица2.B3" office:value-type="string">
            <text:p text:style-name="P52">Введення:</text:p>
            <text:p text:style-name="P52">A=8 B=<text:span text:style-name="T63">3 С=4</text:span></text:p>
          </table:table-cell>
          <table:table-cell table:style-name="Таблица2.C3" office:value-type="string">
            <text:p text:style-name="P52">Введення:</text:p>
            <text:p text:style-name="P52">A=8 B=<text:span text:style-name="T63">3 С=4</text:span></text:p>
          </table:table-cell>
          <table:table-cell table:style-name="Таблица2.D3" office:value-type="string">
            <text:p text:style-name="P52">Введення:</text:p>
            <text:p text:style-name="P52">A=<text:span text:style-name="T63">1</text:span> B=<text:span text:style-name="T63">5 С=4</text:span></text:p>
          </table:table-cell>
          <table:table-cell table:style-name="Таблица2.E3" office:value-type="string">
            <text:p text:style-name="P52">Введення:</text:p>
            <text:p text:style-name="P52">A=<text:span text:style-name="T63">1</text:span> B=<text:span text:style-name="T63">2 С=4</text:span></text:p>
          </table:table-cell>
        </table:table-row>
        <table:table-row table:style-name="TableLine94555784515904">
          <table:table-cell table:style-name="Таблица2.A11" office:value-type="string">
            <text:p text:style-name="P52">2</text:p>
          </table:table-cell>
          <table:table-cell table:style-name="Таблица2.B4" office:value-type="string">
            <text:p text:style-name="P52">Sum<text:span text:style-name="T63">AB</text:span>=<text:span text:style-name="T63">8+3=11</text:span></text:p>
          </table:table-cell>
          <table:table-cell table:style-name="Таблица2.C4" office:value-type="string">
            <text:p text:style-name="P52">Sum<text:span text:style-name="T63">AB</text:span>=<text:span text:style-name="T63">8+3=11</text:span></text:p>
          </table:table-cell>
          <table:table-cell table:style-name="Таблица2.D4" office:value-type="string">
            <text:p text:style-name="P52">Sum<text:span text:style-name="T63">AB</text:span>=<text:span text:style-name="T63">1+5=6</text:span></text:p>
          </table:table-cell>
          <table:table-cell table:style-name="Таблица2.E4" office:value-type="string">
            <text:p text:style-name="P54">Sum<text:span text:style-name="T64">AB</text:span>=<text:span text:style-name="T63">1+2=3</text:span></text:p>
          </table:table-cell>
        </table:table-row>
        <table:table-row table:style-name="TableLine94555777646720">
          <table:table-cell table:style-name="Таблица2.A11" office:value-type="string">
            <text:p text:style-name="P52">3</text:p>
          </table:table-cell>
          <table:table-cell table:style-name="Таблица2.B5" office:value-type="string">
            <text:p text:style-name="P60">mod(11,2) = 0</text:p>
            <text:p text:style-name="P60">- хиба</text:p>
          </table:table-cell>
          <table:table-cell table:style-name="Таблица2.C5" office:value-type="string">
            <text:p text:style-name="P60"><text:span text:style-name="T65">m</text:span>od(11,2) = 0</text:p>
            <text:p text:style-name="P60">- хиба</text:p>
          </table:table-cell>
          <table:table-cell table:style-name="Таблица2.D5" office:value-type="string">
            <text:p text:style-name="P60">mod(6,2) = 0</text:p>
            <text:p text:style-name="P60">- істина</text:p>
          </table:table-cell>
          <table:table-cell table:style-name="Таблица2.E5" office:value-type="string">
            <text:p text:style-name="P60">mod(<text:span text:style-name="T64">3</text:span>,2) = 0</text:p>
            <text:p text:style-name="P60">- хиба</text:p>
          </table:table-cell>
        </table:table-row>
        <table:table-row table:style-name="TableLine94555771266512">
          <table:table-cell table:style-name="Таблица2.A11" office:value-type="string">
            <text:p text:style-name="P52">4</text:p>
          </table:table-cell>
          <table:table-cell table:style-name="Таблица2.B6" office:value-type="string">
            <text:p text:style-name="P52">Sum<text:span text:style-name="T63">BC</text:span>=<text:span text:style-name="T63">3+4=7</text:span></text:p>
          </table:table-cell>
          <table:table-cell table:style-name="Таблица2.C6" office:value-type="string">
            <text:p text:style-name="P52">Sum<text:span text:style-name="T63">BC</text:span>=<text:span text:style-name="T63">3+4.</text:span><text:span text:style-name="T65">5</text:span></text:p>
            <text:p text:style-name="P52"><text:span text:style-name="T63">=7.</text:span><text:span text:style-name="T65">5</text:span></text:p>
          </table:table-cell>
          <table:table-cell table:style-name="Таблица2.D6" office:value-type="string">
            <text:p text:style-name="P55">Res := True</text:p>
          </table:table-cell>
          <table:table-cell table:style-name="Таблица2.E6" office:value-type="string">
            <text:p text:style-name="P52">Sum<text:span text:style-name="T63">BC</text:span>=<text:span text:style-name="T64">2+4=6</text:span></text:p>
          </table:table-cell>
        </table:table-row>
        <table:table-row table:style-name="TableLine94555746621168">
          <table:table-cell table:style-name="Таблица2.A11" office:value-type="string">
            <text:p text:style-name="P52">5</text:p>
          </table:table-cell>
          <table:table-cell table:style-name="Таблица2.B7" office:value-type="string">
            <text:p text:style-name="P60">mod(7,2) = 0</text:p>
            <text:p text:style-name="P60">- хиба</text:p>
          </table:table-cell>
          <table:table-cell table:style-name="Таблица2.C7" office:value-type="string">
            <text:p text:style-name="P60">Mod(7.<text:span text:style-name="T65">5</text:span>,2) = 0</text:p>
            <text:p text:style-name="P60">- хиба</text:p>
          </table:table-cell>
          <table:table-cell table:style-name="Таблица2.D7" office:value-type="string">
            <text:p text:style-name="P55">Вивід: True</text:p>
          </table:table-cell>
          <table:table-cell table:style-name="Таблица2.E7" office:value-type="string">
            <text:p text:style-name="P60">mod(<text:span text:style-name="T64">6</text:span>,2) = 0</text:p>
            <text:p text:style-name="P60">- <text:span text:style-name="T64">істина</text:span></text:p>
          </table:table-cell>
        </table:table-row>
        <table:table-row table:style-name="TableLine94555536346048">
          <table:table-cell table:style-name="Таблица2.A11" office:value-type="string">
            <text:p text:style-name="P52">6</text:p>
          </table:table-cell>
          <table:table-cell table:style-name="Таблица2.B11" office:value-type="string">
            <text:p text:style-name="P52">Sum<text:span text:style-name="T63">AC</text:span>=<text:span text:style-name="T63">8+4=12</text:span></text:p>
          </table:table-cell>
          <table:table-cell table:style-name="Таблица2.C8" office:value-type="string">
            <text:p text:style-name="P52">Sum<text:span text:style-name="T63">AC</text:span>=<text:span text:style-name="T63">8+4.</text:span><text:span text:style-name="T65">5</text:span></text:p>
            <text:p text:style-name="P52"><text:span text:style-name="T63">=12.</text:span><text:span text:style-name="T65">5</text:span></text:p>
          </table:table-cell>
          <table:table-cell table:style-name="Таблица2.D11" office:value-type="string">
            <text:p text:style-name="P52">Кінець</text:p>
          </table:table-cell>
          <table:table-cell table:style-name="Таблица2.E8" office:value-type="string">
            <text:p text:style-name="P55">Res := True</text:p>
          </table:table-cell>
        </table:table-row>
        <table:table-row table:style-name="TableLine94555536346048">
          <table:table-cell table:style-name="Таблица2.A11" office:value-type="string">
            <text:p text:style-name="P56">7</text:p>
          </table:table-cell>
          <table:table-cell table:style-name="Таблица2.B11" office:value-type="string">
            <text:p text:style-name="P60">mod(<text:span text:style-name="T64">12</text:span>,2) = 0</text:p>
            <text:p text:style-name="P60">- <text:span text:style-name="T64">істина</text:span></text:p>
          </table:table-cell>
          <table:table-cell table:style-name="Таблица2.C9" office:value-type="string">
            <text:p text:style-name="P60">mod(<text:span text:style-name="T64">12</text:span>,2) = 0</text:p>
            <text:p text:style-name="P60">- <text:span text:style-name="T65">хиба</text:span></text:p>
          </table:table-cell>
          <table:table-cell table:style-name="Таблица2.D11" office:value-type="string">
            <text:p text:style-name="P52"/>
          </table:table-cell>
          <table:table-cell table:style-name="Таблица2.E9" office:value-type="string">
            <text:p text:style-name="P55">Вивід: True</text:p>
          </table:table-cell>
        </table:table-row>
        <table:table-row table:style-name="TableLine94555536346048">
          <table:table-cell table:style-name="Таблица2.A11" office:value-type="string">
            <text:p text:style-name="P56">8</text:p>
          </table:table-cell>
          <table:table-cell table:style-name="Таблица2.B11" office:value-type="string">
            <text:p text:style-name="P55">Res := True</text:p>
          </table:table-cell>
          <table:table-cell table:style-name="Таблица2.C10" office:value-type="string">
            <text:p text:style-name="P55">Res := <text:span text:style-name="T65">False</text:span></text:p>
          </table:table-cell>
          <table:table-cell table:style-name="Таблица2.D11" office:value-type="string">
            <text:p text:style-name="P52"/>
          </table:table-cell>
          <table:table-cell table:style-name="Таблица2.E10" office:value-type="string">
            <text:p text:style-name="P54">Кінець</text:p>
          </table:table-cell>
        </table:table-row>
        <table:table-row table:style-name="TableLine94555536346048">
          <table:table-cell table:style-name="Таблица2.A11" office:value-type="string">
            <text:p text:style-name="P56">9</text:p>
          </table:table-cell>
          <table:table-cell table:style-name="Таблица2.B11" office:value-type="string">
            <text:p text:style-name="P55">Вивід: True</text:p>
          </table:table-cell>
          <table:table-cell table:style-name="Таблица2.C11" office:value-type="string">
            <text:p text:style-name="P55">Вивід: <text:span text:style-name="T65">False</text:span></text:p>
          </table:table-cell>
          <table:table-cell table:style-name="Таблица2.D11" office:value-type="string">
            <text:p text:style-name="P52"/>
          </table:table-cell>
          <table:table-cell table:style-name="Таблица2.E11" office:value-type="string">
            <text:p text:style-name="P54"/>
          </table:table-cell>
        </table:table-row>
        <table:table-row table:style-name="TableLine94555748660688">
          <table:table-cell table:style-name="Таблица2.A12" office:value-type="string">
            <text:p text:style-name="P57"/>
          </table:table-cell>
          <table:table-cell table:style-name="Таблица2.B12" office:value-type="string">
            <text:p text:style-name="P52">Кінець</text:p>
          </table:table-cell>
          <table:table-cell table:style-name="Таблица2.C12" office:value-type="string">
            <text:p text:style-name="P52">Кінець</text:p>
          </table:table-cell>
          <table:table-cell table:style-name="Таблица2.D12" office:value-type="string">
            <text:p text:style-name="P52"/>
          </table:table-cell>
          <table:table-cell table:style-name="Таблица2.E12" office:value-type="string">
            <text:p text:style-name="P54"/>
          </table:table-cell>
        </table:table-row>
      </table:table>
      <text:p text:style-name="P27"/>
      <text:p text:style-name="P27"/>
      <text:p text:style-name="P22">Висновок:</text:p>
      <text:p text:style-name="P34"><text:span text:style-name="T22">На основі </text:span><text:span text:style-name="T23">цього</text:span><text:span text:style-name="T22"> алгоритму </text:span><text:span text:style-name="T24">з розгалуженням для </text:span><text:span text:style-name="T23">перевірки парних сум було досліджено подання керувальної дії чергування у вигляді умовної та альтернативної </text:span><text:span text:style-name="T21">форм та набут</text:span><text:span text:style-name="T23">о</text:span><text:span text:style-name="T21"> практичних навичок їх використання під час складання програмних специфікаці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2" svg:font-family="Calibri"/>
    <style:font-face style:name="Times New Roman2" svg:font-family="'Times New Roman'"/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Cambria Math1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Стили_20_стрелок_20_2" draw:display-name="Стили стрелок 2" svg:viewBox="0 0 20 20" svg:d="M0 20l10-20 10 20z"/>
    <draw:stroke-dash draw:name="Dashed_20__28_var_29__20_2" draw:display-name="Dashed (var) 2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3" style:font-family-asian="'Times New Roman'" style:font-family-generic-asian="system" style:font-pitch-asian="variable" style:font-size-asian="12pt" style:language-asian="en" style:country-asian="US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3" style:font-family-asian="'Times New Roman'" style:font-family-generic-asian="system" style:font-pitch-asian="variable" style:font-size-asian="12pt" style:language-asian="en" style:country-asian="US" style:font-weight-asian="bold" style:font-name-complex="Times New Roman3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2" fo:font-family="Arial" style:font-family-generic="roman" style:font-pitch="variable" fo:language="uk" fo:country="UA" style:font-name-asian="Arial3" style:font-family-asian="Arial" style:font-family-generic-asian="system" style:font-pitch-asian="variable" style:language-asian="en" style:country-asian="US" style:font-name-complex="Arial3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3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3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3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path text:anchor-type="char" draw:z-index="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1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path text:anchor-type="char" draw:z-index="3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09-28T18:23:39.943659094</dc:date>
    <meta:editing-cycles>1</meta:editing-cycles>
    <dc:title>Основи програмування – 1. Алгоритми та структури даних</dc:title>
    <meta:editing-duration>PT14S</meta:editing-duration>
    <meta:generator>LibreOffice/7.1.6.2.0$Linux_X86_64 LibreOffice_project/10$Build-2</meta:generator>
    <meta:document-statistic meta:table-count="2" meta:image-count="0" meta:object-count="0" meta:page-count="13" meta:paragraph-count="255" meta:word-count="815" meta:character-count="5276" meta:non-whitespace-character-count="3798"/>
    <meta:template xlink:type="simple" xlink:actuate="onRequest" xlink:title="Normal" xlink:href=""/>
  </office:meta>
</office:document-meta>
</file>